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3.401cm" style:rel-column-width="13107*"/>
    </style:style>
    <style:style style:name="t0.A1" style:family="table-cell">
      <style:table-cell-properties fo:background-color="transparent" fo:padding="0.097cm" fo:border="none">
        <style:background-image/>
      </style:table-cell-properties>
    </style:style>
    <style:style style:name="t0.2" style:family="table-row">
      <style:table-row-properties style:min-row-height="4.3cm"/>
    </style:style>
    <style:style style:name="t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0.3" style:family="table-row">
      <style:table-row-properties style:min-row-height="0.769cm"/>
    </style:style>
    <style:style style:name="t0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3.401cm" style:rel-column-width="13107*"/>
    </style:style>
    <style:style style:name="t1.A1" style:family="table-cell">
      <style:table-cell-properties fo:background-color="transparent" fo:padding="0.097cm" fo:border="none">
        <style:background-image/>
      </style:table-cell-properties>
    </style:style>
    <style:style style:name="t1.2" style:family="table-row">
      <style:table-row-properties style:min-row-height="4.336cm"/>
    </style:style>
    <style:style style:name="t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.3" style:family="table-row">
      <style:table-row-properties style:min-row-height="0.769cm"/>
    </style:style>
    <style:style style:name="t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3.401cm" style:rel-column-width="13107*"/>
    </style:style>
    <style:style style:name="t2.A1" style:family="table-cell">
      <style:table-cell-properties fo:background-color="transparent" fo:padding="0.097cm" fo:border="none">
        <style:background-image/>
      </style:table-cell-properties>
    </style:style>
    <style:style style:name="t2.2" style:family="table-row">
      <style:table-row-properties style:min-row-height="4.3cm"/>
    </style:style>
    <style:style style:name="t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.3" style:family="table-row">
      <style:table-row-properties style:min-row-height="0.769cm"/>
    </style:style>
    <style:style style:name="t2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3.401cm" style:rel-column-width="13107*"/>
    </style:style>
    <style:style style:name="t3.A1" style:family="table-cell">
      <style:table-cell-properties fo:background-color="transparent" fo:padding="0.097cm" fo:border="none">
        <style:background-image/>
      </style:table-cell-properties>
    </style:style>
    <style:style style:name="t3.2" style:family="table-row">
      <style:table-row-properties style:min-row-height="4.3cm"/>
    </style:style>
    <style:style style:name="t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3.3" style:family="table-row">
      <style:table-row-properties style:min-row-height="0.769cm"/>
    </style:style>
    <style:style style:name="t3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3.401cm" style:rel-column-width="13107*"/>
    </style:style>
    <style:style style:name="t4.A1" style:family="table-cell">
      <style:table-cell-properties fo:background-color="transparent" fo:padding="0.097cm" fo:border="none">
        <style:background-image/>
      </style:table-cell-properties>
    </style:style>
    <style:style style:name="t4.2" style:family="table-row">
      <style:table-row-properties style:min-row-height="4.3cm"/>
    </style:style>
    <style:style style:name="t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4.3" style:family="table-row">
      <style:table-row-properties style:min-row-height="0.769cm"/>
    </style:style>
    <style:style style:name="t4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3.401cm" style:rel-column-width="13107*"/>
    </style:style>
    <style:style style:name="t5.A1" style:family="table-cell">
      <style:table-cell-properties fo:background-color="transparent" fo:padding="0.097cm" fo:border="none">
        <style:background-image/>
      </style:table-cell-properties>
    </style:style>
    <style:style style:name="t5.2" style:family="table-row">
      <style:table-row-properties style:min-row-height="4.3cm"/>
    </style:style>
    <style:style style:name="t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5.3" style:family="table-row">
      <style:table-row-properties style:min-row-height="0.769cm"/>
    </style:style>
    <style:style style:name="t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3.401cm" style:rel-column-width="13107*"/>
    </style:style>
    <style:style style:name="t6.A1" style:family="table-cell">
      <style:table-cell-properties fo:background-color="transparent" fo:padding="0.097cm" fo:border="none">
        <style:background-image/>
      </style:table-cell-properties>
    </style:style>
    <style:style style:name="t6.2" style:family="table-row">
      <style:table-row-properties style:min-row-height="4.3cm"/>
    </style:style>
    <style:style style:name="t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6.3" style:family="table-row">
      <style:table-row-properties style:min-row-height="0.769cm"/>
    </style:style>
    <style:style style:name="t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3.401cm" style:rel-column-width="13107*"/>
    </style:style>
    <style:style style:name="t7.A1" style:family="table-cell">
      <style:table-cell-properties fo:background-color="transparent" fo:padding="0.097cm" fo:border="none">
        <style:background-image/>
      </style:table-cell-properties>
    </style:style>
    <style:style style:name="t7.2" style:family="table-row">
      <style:table-row-properties style:min-row-height="4.3cm"/>
    </style:style>
    <style:style style:name="t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7.3" style:family="table-row">
      <style:table-row-properties style:min-row-height="0.769cm"/>
    </style:style>
    <style:style style:name="t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3.401cm" style:rel-column-width="13107*"/>
    </style:style>
    <style:style style:name="t8.A1" style:family="table-cell">
      <style:table-cell-properties fo:background-color="transparent" fo:padding="0.097cm" fo:border="none">
        <style:background-image/>
      </style:table-cell-properties>
    </style:style>
    <style:style style:name="t8.2" style:family="table-row">
      <style:table-row-properties style:min-row-height="4.3cm"/>
    </style:style>
    <style:style style:name="t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8.3" style:family="table-row">
      <style:table-row-properties style:min-row-height="0.769cm"/>
    </style:style>
    <style:style style:name="t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3.401cm" style:rel-column-width="13107*"/>
    </style:style>
    <style:style style:name="t11.A1" style:family="table-cell">
      <style:table-cell-properties fo:background-color="transparent" fo:padding="0.097cm" fo:border="none">
        <style:background-image/>
      </style:table-cell-properties>
    </style:style>
    <style:style style:name="t11.2" style:family="table-row">
      <style:table-row-properties style:min-row-height="3.073cm"/>
    </style:style>
    <style:style style:name="t1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1.3" style:family="table-row">
      <style:table-row-properties style:min-row-height="0.769cm"/>
    </style:style>
    <style:style style:name="t11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1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3.401cm" style:rel-column-width="13107*"/>
    </style:style>
    <style:style style:name="t12.A1" style:family="table-cell">
      <style:table-cell-properties fo:background-color="transparent" fo:padding="0.097cm" fo:border="none">
        <style:background-image/>
      </style:table-cell-properties>
    </style:style>
    <style:style style:name="t12.2" style:family="table-row">
      <style:table-row-properties style:min-row-height="3.073cm"/>
    </style:style>
    <style:style style:name="t1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2.3" style:family="table-row">
      <style:table-row-properties style:min-row-height="0.769cm"/>
    </style:style>
    <style:style style:name="t12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2.A6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2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3.401cm" style:rel-column-width="13107*"/>
    </style:style>
    <style:style style:name="t13.A1" style:family="table-cell">
      <style:table-cell-properties fo:background-color="transparent" fo:padding="0.097cm" fo:border="none">
        <style:background-image/>
      </style:table-cell-properties>
    </style:style>
    <style:style style:name="t13.2" style:family="table-row">
      <style:table-row-properties style:min-row-height="3.073cm"/>
    </style:style>
    <style:style style:name="t1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3.3" style:family="table-row">
      <style:table-row-properties style:min-row-height="0.769cm"/>
    </style:style>
    <style:style style:name="t13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3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3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3.401cm" style:rel-column-width="13107*"/>
    </style:style>
    <style:style style:name="t14.A1" style:family="table-cell">
      <style:table-cell-properties fo:background-color="transparent" fo:padding="0.097cm" fo:border="none">
        <style:background-image/>
      </style:table-cell-properties>
    </style:style>
    <style:style style:name="t14.2" style:family="table-row">
      <style:table-row-properties style:min-row-height="3.073cm"/>
    </style:style>
    <style:style style:name="t1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4.3" style:family="table-row">
      <style:table-row-properties style:min-row-height="0.769cm"/>
    </style:style>
    <style:style style:name="t14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4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3.401cm" style:rel-column-width="13107*"/>
    </style:style>
    <style:style style:name="t15.A1" style:family="table-cell">
      <style:table-cell-properties fo:background-color="transparent" fo:padding="0.097cm" fo:border="none">
        <style:background-image/>
      </style:table-cell-properties>
    </style:style>
    <style:style style:name="t15.2" style:family="table-row">
      <style:table-row-properties style:min-row-height="4.3cm"/>
    </style:style>
    <style:style style:name="t1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5.3" style:family="table-row">
      <style:table-row-properties style:min-row-height="0.769cm"/>
    </style:style>
    <style:style style:name="t1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3.401cm" style:rel-column-width="13107*"/>
    </style:style>
    <style:style style:name="t16.A1" style:family="table-cell">
      <style:table-cell-properties fo:background-color="transparent" fo:padding="0.097cm" fo:border="none">
        <style:background-image/>
      </style:table-cell-properties>
    </style:style>
    <style:style style:name="t16.2" style:family="table-row">
      <style:table-row-properties style:min-row-height="4.124cm"/>
    </style:style>
    <style:style style:name="t1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6.3" style:family="table-row">
      <style:table-row-properties style:min-row-height="0.769cm"/>
    </style:style>
    <style:style style:name="t1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3.401cm" style:rel-column-width="13107*"/>
    </style:style>
    <style:style style:name="t17.A1" style:family="table-cell">
      <style:table-cell-properties fo:background-color="transparent" fo:padding="0.097cm" fo:border="none">
        <style:background-image/>
      </style:table-cell-properties>
    </style:style>
    <style:style style:name="t17.2" style:family="table-row">
      <style:table-row-properties style:min-row-height="4.3cm"/>
    </style:style>
    <style:style style:name="t1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7.3" style:family="table-row">
      <style:table-row-properties style:min-row-height="0.769cm"/>
    </style:style>
    <style:style style:name="t1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3.401cm" style:rel-column-width="13107*"/>
    </style:style>
    <style:style style:name="t18.A1" style:family="table-cell">
      <style:table-cell-properties fo:background-color="transparent" fo:padding="0.097cm" fo:border="none">
        <style:background-image/>
      </style:table-cell-properties>
    </style:style>
    <style:style style:name="t18.2" style:family="table-row">
      <style:table-row-properties style:min-row-height="4.336cm"/>
    </style:style>
    <style:style style:name="t1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8.3" style:family="table-row">
      <style:table-row-properties style:min-row-height="0.769cm"/>
    </style:style>
    <style:style style:name="t1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3.401cm" style:rel-column-width="13107*"/>
    </style:style>
    <style:style style:name="t19.A1" style:family="table-cell">
      <style:table-cell-properties fo:background-color="transparent" fo:padding="0.097cm" fo:border="none">
        <style:background-image/>
      </style:table-cell-properties>
    </style:style>
    <style:style style:name="t19.2" style:family="table-row">
      <style:table-row-properties style:min-row-height="3.073cm"/>
    </style:style>
    <style:style style:name="t19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9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9.3" style:family="table-row">
      <style:table-row-properties style:min-row-height="0.769cm"/>
    </style:style>
    <style:style style:name="t19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0" style:family="table">
      <style:table-properties style:width="17cm" table:align="margins" style:may-break-between-rows="false" style:writing-mode="lr-tb"/>
    </style:style>
    <style:style style:name="t20.A" style:family="table-column">
      <style:table-column-properties style:column-width="3.401cm" style:rel-column-width="13107*"/>
    </style:style>
    <style:style style:name="t20.A1" style:family="table-cell">
      <style:table-cell-properties fo:background-color="transparent" fo:padding="0.097cm" fo:border="none">
        <style:background-image/>
      </style:table-cell-properties>
    </style:style>
    <style:style style:name="t20.2" style:family="table-row">
      <style:table-row-properties style:min-row-height="3.073cm"/>
    </style:style>
    <style:style style:name="t2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0.3" style:family="table-row">
      <style:table-row-properties style:min-row-height="0.769cm"/>
    </style:style>
    <style:style style:name="t20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0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0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1" style:family="table">
      <style:table-properties style:width="17cm" table:align="margins" style:may-break-between-rows="false" style:writing-mode="lr-tb"/>
    </style:style>
    <style:style style:name="t21.A" style:family="table-column">
      <style:table-column-properties style:column-width="3.401cm" style:rel-column-width="13107*"/>
    </style:style>
    <style:style style:name="t21.A1" style:family="table-cell">
      <style:table-cell-properties fo:background-color="transparent" fo:padding="0.097cm" fo:border="none">
        <style:background-image/>
      </style:table-cell-properties>
    </style:style>
    <style:style style:name="t21.2" style:family="table-row">
      <style:table-row-properties style:min-row-height="3.073cm"/>
    </style:style>
    <style:style style:name="t2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1.3" style:family="table-row">
      <style:table-row-properties style:min-row-height="0.769cm"/>
    </style:style>
    <style:style style:name="t2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Таблица3" style:family="table">
      <style:table-properties style:width="19.551cm" fo:margin-left="-1.295cm" fo:margin-right="-1.256cm" table:align="margins" style:may-break-between-rows="false"/>
    </style:style>
    <style:style style:name="Таблица3.A" style:family="table-column">
      <style:table-column-properties style:column-width="2.205cm" style:rel-column-width="7390*"/>
    </style:style>
    <style:style style:name="Таблица3.B" style:family="table-column">
      <style:table-column-properties style:column-width="1.323cm" style:rel-column-width="4434*"/>
    </style:style>
    <style:style style:name="Таблица3.C" style:family="table-column">
      <style:table-column-properties style:column-width="1.411cm" style:rel-column-width="4730*"/>
    </style:style>
    <style:style style:name="Таблица3.D" style:family="table-column">
      <style:table-column-properties style:column-width="1.058cm" style:rel-column-width="3547*"/>
    </style:style>
    <style:style style:name="Таблица3.E" style:family="table-column">
      <style:table-column-properties style:column-width="1.381cm" style:rel-column-width="4629*"/>
    </style:style>
    <style:style style:name="Таблица3.H" style:family="table-column">
      <style:table-column-properties style:column-width="1.736cm" style:rel-column-width="5817*"/>
    </style:style>
    <style:style style:name="Таблица3.I" style:family="table-column">
      <style:table-column-properties style:column-width="3.44cm" style:rel-column-width="11529*"/>
    </style:style>
    <style:style style:name="Таблица3.J" style:family="table-column">
      <style:table-column-properties style:column-width="2.145cm" style:rel-column-width="7189*"/>
    </style:style>
    <style:style style:name="Таблица3.K" style:family="table-column">
      <style:table-column-properties style:column-width="2.12cm" style:rel-column-width="7106*"/>
    </style:style>
    <style:style style:name="Таблица3.1" style:family="table-row">
      <style:table-row-properties style:min-row-height="0.778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1.45cm"/>
    </style:style>
    <style:style style:name="Таблица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Таблица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Таблица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Таблица3.3" style:family="table-row">
      <style:table-row-properties style:min-row-height="0.67cm"/>
    </style:style>
    <style:style style:name="Таблица3.D3" style:family="table-cell">
      <style:table-cell-properties fo:padding="0.097cm" fo:border-left="0.002cm solid #000000" fo:border-right="none" fo:border-top="none" fo:border-bottom="0.002cm solid #000000"/>
    </style:style>
    <style:style style:name="Таблица3.4" style:family="table-row">
      <style:table-row-properties style:min-row-height="0.757cm"/>
    </style:style>
    <style:style style:name="Таблица3.A5" style:family="table-cell">
      <style:table-cell-properties fo:padding="0.097cm" fo:border-left="0.088cm solid #000000" fo:border-right="none" fo:border-top="none" fo:border-bottom="0.002cm solid #000000"/>
    </style:style>
    <style:style style:name="Таблица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Таблица3.A13" style:family="table-cell">
      <style:table-cell-properties fo:padding="0.097cm" fo:border-left="0.088cm solid #000000" fo:border-right="none" fo:border-top="none" fo:border-bottom="0.088cm solid #000000"/>
    </style:style>
    <style:style style:name="Таблица3.B13" style:family="table-cell">
      <style:table-cell-properties fo:padding="0.097cm" fo:border-left="0.002cm solid #000000" fo:border-right="none" fo:border-top="none" fo:border-bottom="0.088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6" style:family="paragraph" style:parent-style-name="Standard">
      <style:paragraph-properties fo:line-height="200%"/>
    </style:style>
    <style:style style:name="P27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8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line-height="200%"/>
    </style:style>
    <style:style style:name="P36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46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9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cm" fo:margin-right="1.173cm" fo:text-align="start" style:justify-single-word="false" fo:text-indent="0cm" style:auto-text-indent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4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55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58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underline-style="none"/>
    </style:style>
    <style:style style:name="T12" style:family="text">
      <style:text-properties style:text-position="super 58%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font-name-complex="Ari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style:font-name-complex="Arial"/>
    </style:style>
    <style:style style:name="T51" style:family="text">
      <style:text-properties style:text-underline-style="solid" style:text-underline-width="auto" style:text-underline-color="font-color" style:font-name-complex="Arial" style:font-size-complex="11pt"/>
    </style:style>
    <style:style style:name="T52" style:family="text">
      <style:text-properties fo:color="#ffffff" style:font-name-complex="Arial"/>
    </style:style>
    <style:style style:name="T53" style:family="text">
      <style:text-properties fo:color="#ffffff" style:text-underline-style="solid" style:text-underline-width="auto" style:text-underline-color="font-color"/>
    </style:style>
    <style:style style:name="T54" style:family="text">
      <style:text-properties fo:color="#ffffff" style:text-underline-style="solid" style:text-underline-width="auto" style:text-underline-color="font-color" style:font-name-complex="Arial"/>
    </style:style>
    <style:style style:name="T55" style:family="text">
      <style:text-properties fo:color="#000000"/>
    </style:style>
    <style:style style:name="T56" style:family="text">
      <style:text-properties fo:color="#000000" fo:font-style="italic" style:font-style-asian="italic"/>
    </style:style>
    <style:style style:name="T57" style:family="text">
      <style:text-properties fo:color="#000000" style:font-name-asian="Times New Roman" style:font-name-complex="Times New Roman"/>
    </style:style>
    <style:style style:name="T58" style:family="text">
      <style:text-properties fo:color="#000000" fo:language="en" fo:country="US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Times New Roman1" fo:font-style="italic" style:font-style-asian="italic" style:font-style-complex="italic"/>
    </style:style>
    <style:style style:name="T61" style:family="text">
      <style:text-properties style:font-name="Times New Roman1" fo:language="ru" fo:country="RU" fo:font-style="italic" style:font-style-asian="italic" style:font-style-complex="italic"/>
    </style:style>
    <style:style style:name="T62" style:family="text">
      <style:text-properties style:font-name="Times New Roman1" fo:language="en" fo:country="US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ПРОТОКОЛ № </text:p>
      <text:p text:style-name="P4"><text:span text:style-name="T48">поверки дозиметра-радиометра типа МКС-1117М зав. № </text:span><text:span text:style-name="T50"><text:s/>$</text:span><text:span text:style-name="T6">serial</text:span><text:span text:style-name="T50"> </text:span><text:span text:style-name="T48"><text:s/></text:span><text:span text:style-name="T52">.</text:span><text:span text:style-name="T48"> </text:span></text:p>
      <text:p text:style-name="P4"><text:span text:style-name="T48">принадлежащего </text:span><text:span text:style-name="T54">.</text:span><text:span text:style-name="T50"> <text:s text:c="105"/></text:span><text:span text:style-name="T54">.</text:span></text:p>
      <text:p text:style-name="P27"/>
      <text:p text:style-name="P54">Поверка проводилась на базе УП «АТОМТЕХ», в нормальных климатических условиях при температуре <text:span text:style-name="T26">Т</text:span> = <text:span text:style-name="T49"><text:s/></text:span><text:span text:style-name="T28">$temp </text:span><text:s/>°<text:span text:style-name="T26">С</text:span>, атмосферном давлении <text:span text:style-name="T26">Р</text:span> = <text:span text:style-name="T49"><text:s text:c="5"/></text:span><text:s/>мм.рт.ст, относительной влажности воздуха <text:span text:style-name="T26">р</text:span> = <text:span text:style-name="T49"><text:s/></text:span><text:span text:style-name="T28">$vlag </text:span><text:s/>%, внешнем фоне γ-излучения <text:span text:style-name="T9">H</text:span>*(10) = <text:span text:style-name="T49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55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5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5">- установка<text:span text:style-name="T53"> </text:span><text:span text:style-name="T55">УПН-АТ140 №001 с комплектом плутоний-бериллиевых источников</text:span><text:span text:style-name="T56"> </text:span><text:span text:style-name="T55">быстрых нейтронов: ИБН-8-6 №010, ИБН-8-3 №027 и с погрешностью аттестации </text:span><text:span text:style-name="T57">±</text:span><text:span text:style-name="T55">5%, св. <text:s/>№ 210-</text:span><text:span text:style-name="T58">1508</text:span><text:span text:style-name="T55">/</text:span><text:span text:style-name="T58">18</text:span><text:span text:style-name="T55"> от </text:span><text:span text:style-name="T58">06.11.2018</text:span><text:span text:style-name="T55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5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5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3"> </text:span></text:p>
          </table:table-cell>
        </table:table-row>
      </table:table>
      <text:p text:style-name="P5"/>
      <text:p text:style-name="P38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7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7"><text:span text:style-name="T4">- </text:span>плотности потока α – частиц – от <text:span text:style-name="T5">$a_min</text:span> до <text:span text:style-name="T46">$a_max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7"><text:span text:style-name="T4">- </text:span>плотности потока β – частиц – от <text:span text:style-name="T5">$b_min</text:span> до <text:span text:style-name="T46">$b_max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6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6"><text:span text:style-name="T4">- </text:span>плотности потока нейтронного излучения от <text:span text:style-name="T46">$ppn_min</text:span> до <text:span text:style-name="T46">$ppn_max</text:span> с<text:span text:style-name="T12">-1</text:span><text:span text:style-name="T43">·с</text:span>м<text:span text:style-name="T12">-2</text:span></text:p>
          </table:table-cell>
        </table:table-row>
      </table:table>
      <text:p text:style-name="P37"/>
      <text:p text:style-name="P6">Проведение поверки:</text:p>
      <text:p text:style-name="P58">Внешний осмотр ___________________________________________________________</text:p>
      <text:p text:style-name="P58">Опробование и проверка работоспособности: 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8"/>
            <text:p text:style-name="P28"/>
            <text:p text:style-name="P28">Проверка основной относительной погрешности измерения мощности дозы с блоком БДКГ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1" text:anchor-type="as-char" svg:width="0.852cm" svg:height="0.924cm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2" text:anchor-type="as-char" svg:width="0.676cm" svg:height="0.676cm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3" text:anchor-type="as-char" svg:width="0.497cm" svg:height="0.639cm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41"><text:span text:style-name="T59">Пределосновной </text:span>относительной погрешности ,</text:p>
            <text:p text:style-name="P41">%</text:p>
            <text:p text:style-name="P43"/>
          </table:table-cell>
        </table:table-row>
        <table:table-row table:style-name="t0.3">
          <table:table-cell table:style-name="t0.A3" office:value-type="string">
            <text:p text:style-name="P9">0,7 мкЗв/ч</text:p>
          </table:table-cell>
          <table:table-cell table:style-name="t0.B3" office:value-type="string">
            <text:p text:style-name="P10">$0-00</text:p>
          </table:table-cell>
          <table:table-cell table:style-name="t0.B3" office:value-type="string">
            <text:p text:style-name="P10">$0-10</text:p>
          </table:table-cell>
          <table:table-cell table:style-name="t0.B3" office:value-type="string">
            <text:p text:style-name="P10">$0-20</text:p>
          </table:table-cell>
          <table:table-cell table:style-name="t0.E3" table:number-rows-spanned="8" office:value-type="string">
            <text:p text:style-name="P9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9">7 мкЗв/ч</text:p>
          </table:table-cell>
          <table:table-cell table:style-name="t0.B3" office:value-type="string">
            <text:p text:style-name="P10">$0-01</text:p>
          </table:table-cell>
          <table:table-cell table:style-name="t0.B3" office:value-type="string">
            <text:p text:style-name="P10">$0-11</text:p>
          </table:table-cell>
          <table:table-cell table:style-name="t0.B3" office:value-type="string">
            <text:p text:style-name="P10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кЗв/ч</text:p>
          </table:table-cell>
          <table:table-cell table:style-name="t0.B3" office:value-type="string">
            <text:p text:style-name="P10">$0-02</text:p>
          </table:table-cell>
          <table:table-cell table:style-name="t0.B3" office:value-type="string">
            <text:p text:style-name="P10">$0-12</text:p>
          </table:table-cell>
          <table:table-cell table:style-name="t0.B3" office:value-type="string">
            <text:p text:style-name="P10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9">0.7 мЗв/ч</text:p>
          </table:table-cell>
          <table:table-cell table:style-name="t0.B3" office:value-type="string">
            <text:p text:style-name="P10">$0-03</text:p>
          </table:table-cell>
          <table:table-cell table:style-name="t0.B3" office:value-type="string">
            <text:p text:style-name="P10">$0-13</text:p>
          </table:table-cell>
          <table:table-cell table:style-name="t0.B3" office:value-type="string">
            <text:p text:style-name="P10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9">7,0 мЗв/ч</text:p>
          </table:table-cell>
          <table:table-cell table:style-name="t0.B3" office:value-type="string">
            <text:p text:style-name="P10">$0-04</text:p>
          </table:table-cell>
          <table:table-cell table:style-name="t0.B3" office:value-type="string">
            <text:p text:style-name="P10">$0-14</text:p>
          </table:table-cell>
          <table:table-cell table:style-name="t0.B3" office:value-type="string">
            <text:p text:style-name="P10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Зв/ч</text:p>
          </table:table-cell>
          <table:table-cell table:style-name="t0.B3" office:value-type="string">
            <text:p text:style-name="P10">$0-05</text:p>
          </table:table-cell>
          <table:table-cell table:style-name="t0.B3" office:value-type="string">
            <text:p text:style-name="P10">$0-15</text:p>
          </table:table-cell>
          <table:table-cell table:style-name="t0.B3" office:value-type="string">
            <text:p text:style-name="P10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9">0,7 Зв/ч</text:p>
          </table:table-cell>
          <table:table-cell table:style-name="t0.B3" office:value-type="string">
            <text:p text:style-name="P10">$0-06</text:p>
          </table:table-cell>
          <table:table-cell table:style-name="t0.B3" office:value-type="string">
            <text:p text:style-name="P10">$0-16</text:p>
          </table:table-cell>
          <table:table-cell table:style-name="t0.B3" office:value-type="string">
            <text:p text:style-name="P10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9">7,<text:span text:style-name="T5">0</text:span> Зв/ч</text:p>
          </table:table-cell>
          <table:table-cell table:style-name="t0.B10" office:value-type="string">
            <text:p text:style-name="P10">$0-07</text:p>
          </table:table-cell>
          <table:table-cell table:style-name="t0.B10" office:value-type="string">
            <text:p text:style-name="P10">$0-17</text:p>
          </table:table-cell>
          <table:table-cell table:style-name="t0.B10" office:value-type="string">
            <text:p text:style-name="P10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8">Проверка основной относительной погрешности измерения мощности дозы с блоком БДКГ-03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4" text:anchor-type="as-char" svg:width="0.711cm" svg:height="0.889cm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39"><text:span text:style-name="T4">М</text:span>ощност<text:span text:style-name="T4">ь</text:span> амбиентной эквивалентной дозы</text:p>
            <text:p text:style-name="P45"><draw:frame draw:style-name="fr1" draw:name="Графический объект5" text:anchor-type="as-char" svg:width="0.852cm" svg:height="0.924cm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6" text:anchor-type="as-char" svg:width="0.676cm" svg:height="0.676cm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7" text:anchor-type="as-char" svg:width="0.497cm" svg:height="0.639cm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.3">
          <table:table-cell table:style-name="t1.A3" office:value-type="string">
            <text:p text:style-name="P9"><text:span text:style-name="T5">0,07</text:span> мкЗв/ч</text:p>
          </table:table-cell>
          <table:table-cell table:style-name="t1.B3" office:value-type="string">
            <text:p text:style-name="P10">$1-00</text:p>
          </table:table-cell>
          <table:table-cell table:style-name="t1.B3" office:value-type="string">
            <text:p text:style-name="P10">$1-10</text:p>
          </table:table-cell>
          <table:table-cell table:style-name="t1.B3" office:value-type="string">
            <text:p text:style-name="P10">$<text:span text:style-name="T4">1</text:span>-20</text:p>
          </table:table-cell>
          <table:table-cell table:style-name="t1.E3" table:number-rows-spanned="5" office:value-type="string">
            <text:p text:style-name="P9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9">0,7 мкЗв/ч</text:p>
          </table:table-cell>
          <table:table-cell table:style-name="t1.B3" office:value-type="string">
            <text:p text:style-name="P10">$1-01</text:p>
          </table:table-cell>
          <table:table-cell table:style-name="t1.B3" office:value-type="string">
            <text:p text:style-name="P10">$1-11</text:p>
          </table:table-cell>
          <table:table-cell table:style-name="t1.B3" office:value-type="string">
            <text:p text:style-name="P10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9">7 мкЗв/ч</text:p>
          </table:table-cell>
          <table:table-cell table:style-name="t1.B3" office:value-type="string">
            <text:p text:style-name="P10">$1-02</text:p>
          </table:table-cell>
          <table:table-cell table:style-name="t1.B3" office:value-type="string">
            <text:p text:style-name="P10">$1-12</text:p>
          </table:table-cell>
          <table:table-cell table:style-name="t1.B3" office:value-type="string">
            <text:p text:style-name="P10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9">70 мкЗв/ч</text:p>
          </table:table-cell>
          <table:table-cell table:style-name="t1.B3" office:value-type="string">
            <text:p text:style-name="P10">$1-03</text:p>
          </table:table-cell>
          <table:table-cell table:style-name="t1.B3" office:value-type="string">
            <text:p text:style-name="P10">$1-13</text:p>
          </table:table-cell>
          <table:table-cell table:style-name="t1.B3" office:value-type="string">
            <text:p text:style-name="P10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9"><text:span text:style-name="T4">240</text:span> <text:span text:style-name="T4">мкЗв</text:span>/ч</text:p>
          </table:table-cell>
          <table:table-cell table:style-name="t1.B7" office:value-type="string">
            <text:p text:style-name="P10">$1-04</text:p>
          </table:table-cell>
          <table:table-cell table:style-name="t1.B7" office:value-type="string">
            <text:p text:style-name="P10">$1-14</text:p>
          </table:table-cell>
          <table:table-cell table:style-name="t1.B7" office:value-type="string">
            <text:p text:style-name="P10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8">Проверка основной относительной погрешности измерения мощности дозы с блоком БДКГ-04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10" text:anchor-type="as-char" svg:width="0.852cm" svg:height="0.924cm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11" text:anchor-type="as-char" svg:width="0.676cm" svg:height="0.676cm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12" text:anchor-type="as-char" svg:width="0.497cm" svg:height="0.639cm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2.3">
          <table:table-cell table:style-name="t2.A3" office:value-type="string">
            <text:p text:style-name="P9">0,7 мкЗв/ч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10</text:p>
          </table:table-cell>
          <table:table-cell table:style-name="t2.B3" office:value-type="string">
            <text:p text:style-name="P10">$<text:span text:style-name="T4">2</text:span>-20</text:p>
          </table:table-cell>
          <table:table-cell table:style-name="t2.E3" table:number-rows-spanned="8" office:value-type="string">
            <text:p text:style-name="P9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9">7 мкЗв/ч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11</text:p>
          </table:table-cell>
          <table:table-cell table:style-name="t2.B3" office:value-type="string">
            <text:p text:style-name="P10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кЗв/ч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12</text:p>
          </table:table-cell>
          <table:table-cell table:style-name="t2.B3" office:value-type="string">
            <text:p text:style-name="P10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9">0.7 мЗв/ч</text:p>
          </table:table-cell>
          <table:table-cell table:style-name="t2.B3" office:value-type="string">
            <text:p text:style-name="P10">$2-03</text:p>
          </table:table-cell>
          <table:table-cell table:style-name="t2.B3" office:value-type="string">
            <text:p text:style-name="P10">$2-13</text:p>
          </table:table-cell>
          <table:table-cell table:style-name="t2.B3" office:value-type="string">
            <text:p text:style-name="P10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9">7,0 мЗв/ч</text:p>
          </table:table-cell>
          <table:table-cell table:style-name="t2.B3" office:value-type="string">
            <text:p text:style-name="P10">$2-04</text:p>
          </table:table-cell>
          <table:table-cell table:style-name="t2.B3" office:value-type="string">
            <text:p text:style-name="P10">$2-14</text:p>
          </table:table-cell>
          <table:table-cell table:style-name="t2.B3" office:value-type="string">
            <text:p text:style-name="P10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Зв/ч</text:p>
          </table:table-cell>
          <table:table-cell table:style-name="t2.B3" office:value-type="string">
            <text:p text:style-name="P10">$2-05</text:p>
          </table:table-cell>
          <table:table-cell table:style-name="t2.B3" office:value-type="string">
            <text:p text:style-name="P10">$2-15</text:p>
          </table:table-cell>
          <table:table-cell table:style-name="t2.B3" office:value-type="string">
            <text:p text:style-name="P10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9">0,7 Зв/ч</text:p>
          </table:table-cell>
          <table:table-cell table:style-name="t2.B3" office:value-type="string">
            <text:p text:style-name="P10">$2-06</text:p>
          </table:table-cell>
          <table:table-cell table:style-name="t2.B3" office:value-type="string">
            <text:p text:style-name="P10">$2-16</text:p>
          </table:table-cell>
          <table:table-cell table:style-name="t2.B3" office:value-type="string">
            <text:p text:style-name="P10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9">7,<text:span text:style-name="T5">0</text:span> Зв/ч</text:p>
          </table:table-cell>
          <table:table-cell table:style-name="t2.B10" office:value-type="string">
            <text:p text:style-name="P10">$2-07</text:p>
          </table:table-cell>
          <table:table-cell table:style-name="t2.B10" office:value-type="string">
            <text:p text:style-name="P10">$2-17</text:p>
          </table:table-cell>
          <table:table-cell table:style-name="t2.B10" office:value-type="string">
            <text:p text:style-name="P10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8">Проверка основной относительной погрешности измерения мощности дозы с блоком БДКГ-0<text:span text:style-name="T5">5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14" text:anchor-type="as-char" svg:width="0.711cm" svg:height="0.889cm" draw:z-index="20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15" text:anchor-type="as-char" svg:width="0.852cm" svg:height="0.924cm" draw:z-index="21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16" text:anchor-type="as-char" svg:width="0.676cm" svg:height="0.676cm" draw:z-index="22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17" text:anchor-type="as-char" svg:width="0.497cm" svg:height="0.639cm" draw:z-index="23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3.3">
          <table:table-cell table:style-name="t3.A3" office:value-type="string">
            <text:p text:style-name="P9"><text:span text:style-name="T5">0,07</text:span> мкЗв/ч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10</text:p>
          </table:table-cell>
          <table:table-cell table:style-name="t3.B3" office:value-type="string">
            <text:p text:style-name="P10">$3-20</text:p>
          </table:table-cell>
          <table:table-cell table:style-name="t3.E3" table:number-rows-spanned="4" office:value-type="string">
            <text:p text:style-name="P9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9">0,7 мкЗв/ч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11</text:p>
          </table:table-cell>
          <table:table-cell table:style-name="t3.B3" office:value-type="string">
            <text:p text:style-name="P10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9">7 мкЗв/ч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12</text:p>
          </table:table-cell>
          <table:table-cell table:style-name="t3.B3" office:value-type="string">
            <text:p text:style-name="P10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9">70 мкЗв/ч</text:p>
          </table:table-cell>
          <table:table-cell table:style-name="t3.B6" office:value-type="string">
            <text:p text:style-name="P10">$3-03</text:p>
          </table:table-cell>
          <table:table-cell table:style-name="t3.B6" office:value-type="string">
            <text:p text:style-name="P10">$3-13</text:p>
          </table:table-cell>
          <table:table-cell table:style-name="t3.B6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11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19" text:anchor-type="as-char" svg:width="0.711cm" svg:height="0.889cm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20" text:anchor-type="as-char" svg:width="0.852cm" svg:height="0.924cm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21" text:anchor-type="as-char" svg:width="0.676cm" svg:height="0.676cm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22" text:anchor-type="as-char" svg:width="0.497cm" svg:height="0.639cm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4.3">
          <table:table-cell table:style-name="t4.A3" office:value-type="string">
            <text:p text:style-name="P9"><text:span text:style-name="T5">0,07</text:span> мкЗв/ч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10</text:p>
          </table:table-cell>
          <table:table-cell table:style-name="t4.B3" office:value-type="string">
            <text:p text:style-name="P10">$4-20</text:p>
          </table:table-cell>
          <table:table-cell table:style-name="t4.E3" table:number-rows-spanned="4" office:value-type="string">
            <text:p text:style-name="P9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9">0,7 мкЗв/ч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11</text:p>
          </table:table-cell>
          <table:table-cell table:style-name="t4.B3" office:value-type="string">
            <text:p text:style-name="P10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9">7 мкЗв/ч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12</text:p>
          </table:table-cell>
          <table:table-cell table:style-name="t4.B3" office:value-type="string">
            <text:p text:style-name="P10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9">70 мкЗв/ч</text:p>
          </table:table-cell>
          <table:table-cell table:style-name="t4.B6" office:value-type="string">
            <text:p text:style-name="P10">$4-03</text:p>
          </table:table-cell>
          <table:table-cell table:style-name="t4.B6" office:value-type="string">
            <text:p text:style-name="P10">$4-13</text:p>
          </table:table-cell>
          <table:table-cell table:style-name="t4.B6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17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24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25" text:anchor-type="as-char" svg:width="0.852cm" svg:height="0.924cm" draw:z-index="25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26" text:anchor-type="as-char" svg:width="0.676cm" svg:height="0.676cm" draw:z-index="26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27" text:anchor-type="as-char" svg:width="0.497cm" svg:height="0.639cm" draw:z-index="27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5.3">
          <table:table-cell table:style-name="t5.A3" office:value-type="string">
            <text:p text:style-name="P9"><text:span text:style-name="T5">7,0</text:span> мЗв/ч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10</text:p>
          </table:table-cell>
          <table:table-cell table:style-name="t5.B3" office:value-type="string">
            <text:p text:style-name="P10">$5-20</text:p>
          </table:table-cell>
          <table:table-cell table:style-name="t5.E3" table:number-rows-spanned="5" office:value-type="string">
            <text:p text:style-name="P9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9">7<text:span text:style-name="T5">0</text:span> мЗв/ч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11</text:p>
          </table:table-cell>
          <table:table-cell table:style-name="t5.B3" office:value-type="string">
            <text:p text:style-name="P10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9"><text:span text:style-name="T5">0,</text:span>7 Зв/ч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12</text:p>
          </table:table-cell>
          <table:table-cell table:style-name="t5.B3" office:value-type="string">
            <text:p text:style-name="P10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9">7 Зв/ч</text:p>
          </table:table-cell>
          <table:table-cell table:style-name="t5.B3" office:value-type="string">
            <text:p text:style-name="P10">$5-03</text:p>
          </table:table-cell>
          <table:table-cell table:style-name="t5.B3" office:value-type="string">
            <text:p text:style-name="P10">$5-13</text:p>
          </table:table-cell>
          <table:table-cell table:style-name="t5.B3" office:value-type="string">
            <text:p text:style-name="P10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9"><text:span text:style-name="T5">40</text:span> Зв/ч</text:p>
          </table:table-cell>
          <table:table-cell table:style-name="t5.B7" office:value-type="string">
            <text:p text:style-name="P10">$5-04</text:p>
          </table:table-cell>
          <table:table-cell table:style-name="t5.B7" office:value-type="string">
            <text:p text:style-name="P10">$5-14</text:p>
          </table:table-cell>
          <table:table-cell table:style-name="t5.B7" office:value-type="string">
            <text:p text:style-name="P10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2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29" text:anchor-type="as-char" svg:width="0.711cm" svg:height="0.889cm" draw:z-index="28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30" text:anchor-type="as-char" svg:width="0.852cm" svg:height="0.924cm" draw:z-index="29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31" text:anchor-type="as-char" svg:width="0.676cm" svg:height="0.676cm" draw:z-index="30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32" text:anchor-type="as-char" svg:width="0.497cm" svg:height="0.639cm" draw:z-index="31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6.3">
          <table:table-cell table:style-name="t6.A3" office:value-type="string">
            <text:p text:style-name="P9">0,7 мкЗв/ч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10</text:p>
          </table:table-cell>
          <table:table-cell table:style-name="t6.B3" office:value-type="string">
            <text:p text:style-name="P10">$6-20</text:p>
          </table:table-cell>
          <table:table-cell table:style-name="t6.E3" table:number-rows-spanned="7" office:value-type="string">
            <text:p text:style-name="P9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9">7 мкЗв/ч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11</text:p>
          </table:table-cell>
          <table:table-cell table:style-name="t6.B3" office:value-type="string">
            <text:p text:style-name="P10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кЗв/ч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12</text:p>
          </table:table-cell>
          <table:table-cell table:style-name="t6.B3" office:value-type="string">
            <text:p text:style-name="P10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9">0.7 мЗв/ч</text:p>
          </table:table-cell>
          <table:table-cell table:style-name="t6.B3" office:value-type="string">
            <text:p text:style-name="P10">$6-03</text:p>
          </table:table-cell>
          <table:table-cell table:style-name="t6.B3" office:value-type="string">
            <text:p text:style-name="P10">$6-13</text:p>
          </table:table-cell>
          <table:table-cell table:style-name="t6.B3" office:value-type="string">
            <text:p text:style-name="P10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9">7,0 мЗв/ч</text:p>
          </table:table-cell>
          <table:table-cell table:style-name="t6.B3" office:value-type="string">
            <text:p text:style-name="P10">$6-04</text:p>
          </table:table-cell>
          <table:table-cell table:style-name="t6.B3" office:value-type="string">
            <text:p text:style-name="P10">$6-14</text:p>
          </table:table-cell>
          <table:table-cell table:style-name="t6.B3" office:value-type="string">
            <text:p text:style-name="P10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Зв/ч</text:p>
          </table:table-cell>
          <table:table-cell table:style-name="t6.B3" office:value-type="string">
            <text:p text:style-name="P10">$6-05</text:p>
          </table:table-cell>
          <table:table-cell table:style-name="t6.B3" office:value-type="string">
            <text:p text:style-name="P10">$6-15</text:p>
          </table:table-cell>
          <table:table-cell table:style-name="t6.B3" office:value-type="string">
            <text:p text:style-name="P10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9">0,7 Зв/ч</text:p>
          </table:table-cell>
          <table:table-cell table:style-name="t6.B9" office:value-type="string">
            <text:p text:style-name="P10">$6-06</text:p>
          </table:table-cell>
          <table:table-cell table:style-name="t6.B9" office:value-type="string">
            <text:p text:style-name="P10">$6-16</text:p>
          </table:table-cell>
          <table:table-cell table:style-name="t6.B9" office:value-type="string">
            <text:p text:style-name="P10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30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34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35" text:anchor-type="as-char" svg:width="0.852cm" svg:height="0.924cm" draw:z-index="33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36" text:anchor-type="as-char" svg:width="0.676cm" svg:height="0.676cm" draw:z-index="34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37" text:anchor-type="as-char" svg:width="0.497cm" svg:height="0.639cm" draw:z-index="35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7.3">
          <table:table-cell table:style-name="t7.A3" office:value-type="string">
            <text:p text:style-name="P9">0,<text:span text:style-name="T5">03</text:span> мк<text:span text:style-name="T4">Гр</text:span>/ч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10</text:p>
          </table:table-cell>
          <table:table-cell table:style-name="t7.B3" office:value-type="string">
            <text:p text:style-name="P10">$7-20</text:p>
          </table:table-cell>
          <table:table-cell table:style-name="t7.E3" table:number-rows-spanned="7" office:value-type="string">
            <text:p text:style-name="P9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9">7 мк<text:span text:style-name="T4">Гр</text:span>/ч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11</text:p>
          </table:table-cell>
          <table:table-cell table:style-name="t7.B3" office:value-type="string">
            <text:p text:style-name="P10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к<text:span text:style-name="T4">Гр</text:span>/ч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12</text:p>
          </table:table-cell>
          <table:table-cell table:style-name="t7.B3" office:value-type="string">
            <text:p text:style-name="P10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9">0.7 м<text:span text:style-name="T4">Гр</text:span>/ч</text:p>
          </table:table-cell>
          <table:table-cell table:style-name="t7.B3" office:value-type="string">
            <text:p text:style-name="P10">$7-03</text:p>
          </table:table-cell>
          <table:table-cell table:style-name="t7.B3" office:value-type="string">
            <text:p text:style-name="P10">$7-13</text:p>
          </table:table-cell>
          <table:table-cell table:style-name="t7.B3" office:value-type="string">
            <text:p text:style-name="P10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9">7,0 м<text:span text:style-name="T4">Гр</text:span>/ч</text:p>
          </table:table-cell>
          <table:table-cell table:style-name="t7.B3" office:value-type="string">
            <text:p text:style-name="P10">$7-04</text:p>
          </table:table-cell>
          <table:table-cell table:style-name="t7.B3" office:value-type="string">
            <text:p text:style-name="P10">$7-14</text:p>
          </table:table-cell>
          <table:table-cell table:style-name="t7.B3" office:value-type="string">
            <text:p text:style-name="P10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<text:span text:style-name="T4">Гр</text:span>/ч</text:p>
          </table:table-cell>
          <table:table-cell table:style-name="t7.B3" office:value-type="string">
            <text:p text:style-name="P10">$7-05</text:p>
          </table:table-cell>
          <table:table-cell table:style-name="t7.B3" office:value-type="string">
            <text:p text:style-name="P10">$7-15</text:p>
          </table:table-cell>
          <table:table-cell table:style-name="t7.B3" office:value-type="string">
            <text:p text:style-name="P10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9">0,7 <text:span text:style-name="T4">Гр</text:span>/ч</text:p>
          </table:table-cell>
          <table:table-cell table:style-name="t7.B9" office:value-type="string">
            <text:p text:style-name="P10">$7-06</text:p>
          </table:table-cell>
          <table:table-cell table:style-name="t7.B9" office:value-type="string">
            <text:p text:style-name="P10">$7-16</text:p>
          </table:table-cell>
          <table:table-cell table:style-name="t7.B9" office:value-type="string">
            <text:p text:style-name="P10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3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39" text:anchor-type="as-char" svg:width="0.711cm" svg:height="0.889cm" draw:z-index="36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40" text:anchor-type="as-char" svg:width="0.852cm" svg:height="0.924cm" draw:z-index="41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41" text:anchor-type="as-char" svg:width="0.676cm" svg:height="0.676cm" draw:z-index="42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42" text:anchor-type="as-char" svg:width="0.497cm" svg:height="0.639cm" draw:z-index="43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8.3">
          <table:table-cell table:style-name="t8.A3" office:value-type="string">
            <text:p text:style-name="P9"><text:span text:style-name="T4">0,07</text:span> мкЗв/ч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10</text:p>
          </table:table-cell>
          <table:table-cell table:style-name="t8.B3" office:value-type="string">
            <text:p text:style-name="P10">$8-20</text:p>
          </table:table-cell>
          <table:table-cell table:style-name="t8.E3" table:number-rows-spanned="9" office:value-type="string">
            <text:p text:style-name="P9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9">0,7 мкЗв/ч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11</text:p>
          </table:table-cell>
          <table:table-cell table:style-name="t8.B3" office:value-type="string">
            <text:p text:style-name="P10">$8-21</text:p>
          </table:table-cell>
          <table:covered-table-cell/>
        </table:table-row>
        <table:table-row table:style-name="t8.3">
          <table:table-cell table:style-name="t8.A3" office:value-type="string">
            <text:p text:style-name="P9">7 мкЗв/ч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12</text:p>
          </table:table-cell>
          <table:table-cell table:style-name="t8.B3" office:value-type="string">
            <text:p text:style-name="P10">$8-22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кЗв/ч</text:p>
          </table:table-cell>
          <table:table-cell table:style-name="t8.B3" office:value-type="string">
            <text:p text:style-name="P10">$8-03</text:p>
          </table:table-cell>
          <table:table-cell table:style-name="t8.B3" office:value-type="string">
            <text:p text:style-name="P10">$8-13</text:p>
          </table:table-cell>
          <table:table-cell table:style-name="t8.B3" office:value-type="string">
            <text:p text:style-name="P10">$8-23</text:p>
          </table:table-cell>
          <table:covered-table-cell/>
        </table:table-row>
        <table:table-row table:style-name="t8.3">
          <table:table-cell table:style-name="t8.A3" office:value-type="string">
            <text:p text:style-name="P9">0.7 мЗв/ч</text:p>
          </table:table-cell>
          <table:table-cell table:style-name="t8.B3" office:value-type="string">
            <text:p text:style-name="P10">$8-04</text:p>
          </table:table-cell>
          <table:table-cell table:style-name="t8.B3" office:value-type="string">
            <text:p text:style-name="P10">$8-14</text:p>
          </table:table-cell>
          <table:table-cell table:style-name="t8.B3" office:value-type="string">
            <text:p text:style-name="P10">$8-24</text:p>
          </table:table-cell>
          <table:covered-table-cell/>
        </table:table-row>
        <table:table-row table:style-name="t8.3">
          <table:table-cell table:style-name="t8.A3" office:value-type="string">
            <text:p text:style-name="P9">7,0 мЗв/ч</text:p>
          </table:table-cell>
          <table:table-cell table:style-name="t8.B3" office:value-type="string">
            <text:p text:style-name="P10">$8-05</text:p>
          </table:table-cell>
          <table:table-cell table:style-name="t8.B3" office:value-type="string">
            <text:p text:style-name="P10">$8-15</text:p>
          </table:table-cell>
          <table:table-cell table:style-name="t8.B3" office:value-type="string">
            <text:p text:style-name="P10">$8-25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Зв/ч</text:p>
          </table:table-cell>
          <table:table-cell table:style-name="t8.B3" office:value-type="string">
            <text:p text:style-name="P10">$8-06</text:p>
          </table:table-cell>
          <table:table-cell table:style-name="t8.B3" office:value-type="string">
            <text:p text:style-name="P10">$8-16</text:p>
          </table:table-cell>
          <table:table-cell table:style-name="t8.B3" office:value-type="string">
            <text:p text:style-name="P10">$8-26</text:p>
          </table:table-cell>
          <table:covered-table-cell/>
        </table:table-row>
        <table:table-row table:style-name="t8.3">
          <table:table-cell table:style-name="t8.A3" office:value-type="string">
            <text:p text:style-name="P9">0,<text:span text:style-name="T4">35</text:span> Зв/ч</text:p>
          </table:table-cell>
          <table:table-cell table:style-name="t8.B3" office:value-type="string">
            <text:p text:style-name="P10">$8-07</text:p>
          </table:table-cell>
          <table:table-cell table:style-name="t8.B3" office:value-type="string">
            <text:p text:style-name="P10">$8-17</text:p>
          </table:table-cell>
          <table:table-cell table:style-name="t8.B3" office:value-type="string">
            <text:p text:style-name="P10">$8-27</text:p>
          </table:table-cell>
          <table:covered-table-cell/>
        </table:table-row>
        <table:table-row table:style-name="t8.3">
          <table:table-cell table:style-name="t8.A11" office:value-type="string">
            <text:p text:style-name="P9"><text:span text:style-name="T4">0</text:span>,<text:span text:style-name="T4">5</text:span>Зв/ч</text:p>
          </table:table-cell>
          <table:table-cell table:style-name="t8.B11" office:value-type="string">
            <text:p text:style-name="P10">$8-0<text:span text:style-name="T4">8</text:span></text:p>
          </table:table-cell>
          <table:table-cell table:style-name="t8.B11" office:value-type="string">
            <text:p text:style-name="P10">$8-18</text:p>
          </table:table-cell>
          <table:table-cell table:style-name="t8.B11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2">Проверка основной относительной погрешности измерения плотности </text:p>
            <text:p text:style-name="P33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Плотность потока <text:line-break/>в поверяемой точке <text:span text:style-name="T25"></text:span><text:span text:style-name="T19">0</text:span><text:span text:style-name="T15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9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7,</text:span>0</text:p>
            <text:p text:style-name="P13">20-100</text:p>
          </table:table-cell>
          <table:table-cell table:style-name="t9.B2" office:value-type="string">
            <text:p text:style-name="P47">ИБН-8-6</text:p>
            <text:p text:style-name="P46"><text:span text:style-name="T5"><text:s text:c="3"/></text:span>№<text:span text:style-name="T5">010</text:span></text:p>
            <text:p text:style-name="P46"><text:span text:style-name="T5">R=1,0</text:span>м</text:p>
            <text:p text:style-name="P48">B(R)=0,863</text:p>
            <text:p text:style-name="P46"><text:span text:style-name="T7"></text:span><text:span text:style-name="T15">0i</text:span><text:span text:style-name="T5">=235</text:span></text:p>
            <text:p text:style-name="P47">210<text:span text:style-name="T12">2</text:span> - 10<text:span text:style-name="T12">3</text:span></text:p>
          </table:table-cell>
          <table:table-cell table:style-name="t9.F2" office:value-type="string">
            <text:p text:style-name="P47">ИБН-8-6</text:p>
            <text:p text:style-name="P46"><text:span text:style-name="T5"><text:s text:c="3"/></text:span>№<text:span text:style-name="T5">010</text:span></text:p>
            <text:p text:style-name="P46"><text:span text:style-name="T5">R=0,5</text:span>м</text:p>
            <text:p text:style-name="P48">B(R)=0,957</text:p>
            <text:p text:style-name="P46"><text:span text:style-name="T7"></text:span><text:span text:style-name="T15">0i</text:span><text:span text:style-name="T5">=1019</text:span></text:p>
            <text:p text:style-name="P47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5">Показания прибора в поверяемой точке</text:p>
            <text:p text:style-name="P12"><text:span text:style-name="T25"></text:span><text:span text:style-name="T19">0</text:span><text:span text:style-name="T15">i</text:span>, с<text:span text:style-name="T12">-1</text:span>см<text:span text:style-name="T12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9"/>
          </table:table-cell>
          <table:table-cell table:style-name="t9.F3" office:value-type="string">
            <text:p text:style-name="P29"/>
          </table:table-cell>
        </table:table-row>
        <table:table-row>
          <table:table-cell table:style-name="t9.A3" office:value-type="string">
            <text:p text:style-name="P15">Среднее значение показаний, <text:span text:style-name="T25"></text:span><text:span text:style-name="T15">i</text:span>, с<text:span text:style-name="T12">-1</text:span>см<text:span text:style-name="T12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5">Результат измерения плотности потока в поверяемой точке</text:p>
            <text:p text:style-name="P12"><text:span text:style-name="T25"></text:span><text:span text:style-name="T16">np</text:span><text:span text:style-name="T15">i</text:span>, <text:span text:style-name="T13">с</text:span><text:span text:style-name="T12">-1</text:span><text:span text:style-name="T13"></text:span><text:span text:style-name="T13">см</text:span><text:span text:style-name="T12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21</text:p>
          </table:table-cell>
          <table:table-cell table:style-name="t9.B3" office:value-type="string">
            <text:p text:style-name="P10">$9-22</text:p>
          </table:table-cell>
          <table:table-cell table:style-name="t9.B3" office:value-type="string">
            <text:p text:style-name="P10">$9-23</text:p>
          </table:table-cell>
          <table:table-cell table:style-name="t9.F3" office:value-type="string">
            <text:p text:style-name="P10">$9-24</text:p>
          </table:table-cell>
        </table:table-row>
        <table:table-row>
          <table:table-cell table:style-name="t9.A3" office:value-type="string">
            <text:p text:style-name="P15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31</text:p>
          </table:table-cell>
          <table:table-cell table:style-name="t9.B3" office:value-type="string">
            <text:p text:style-name="P10">$9-32</text:p>
          </table:table-cell>
          <table:table-cell table:style-name="t9.B3" office:value-type="string">
            <text:p text:style-name="P10">$9-33</text:p>
          </table:table-cell>
          <table:table-cell table:style-name="t9.F3" office:value-type="string">
            <text:p text:style-name="P10">$9-34</text:p>
          </table:table-cell>
        </table:table-row>
        <table:table-row>
          <table:table-cell table:style-name="t9.A3" office:value-type="string">
            <text:p text:style-name="P15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41</text:p>
          </table:table-cell>
          <table:table-cell table:style-name="t9.B3" office:value-type="string">
            <text:p text:style-name="P10">$9-42</text:p>
          </table:table-cell>
          <table:table-cell table:style-name="t9.B3" office:value-type="string">
            <text:p text:style-name="P10">$9-43</text:p>
          </table:table-cell>
          <table:table-cell table:style-name="t9.F3" office:value-type="string">
            <text:p text:style-name="P10">$9-44</text:p>
          </table:table-cell>
        </table:table-row>
        <table:table-row table:style-name="t9.8">
          <table:table-cell table:style-name="t9.A8" office:value-type="string">
            <text:p text:style-name="P41"><text:span text:style-name="T59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6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5"><text:span text:style-name="T4">Мощность дозы</text:span> в поверяемой точке</text:p>
            <text:p text:style-name="P25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10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7">20-100</text:p>
          </table:table-cell>
          <table:table-cell table:style-name="t10.B2" office:value-type="string">
            <text:p text:style-name="P47">ИБН-8-6</text:p>
            <text:p text:style-name="P46">№<text:span text:style-name="T5">010</text:span></text:p>
            <text:p text:style-name="P46"><text:span text:style-name="T5">R=1,0</text:span>м</text:p>
            <text:p text:style-name="P46"><text:span text:style-name="T5">B(R)=0,</text:span>957</text:p>
            <text:p text:style-name="P46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9">2<text:span text:style-name="T43">·</text:span>10<text:span text:style-name="T12">2</text:span>-10<text:span text:style-name="T12">3</text:span></text:p>
          </table:table-cell>
          <table:table-cell table:style-name="t10.F2" office:value-type="string">
            <text:p text:style-name="P47">ИБН-8-6</text:p>
            <text:p text:style-name="P46">№<text:span text:style-name="T5">010</text:span></text:p>
            <text:p text:style-name="P46"><text:span text:style-name="T5">R=0,5</text:span>м</text:p>
            <text:p text:style-name="P46"><text:span text:style-name="T5">B(R)=0,9</text:span>91</text:p>
            <text:p text:style-name="P46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9">2<text:span text:style-name="T43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20">Показания прибора в поверяемой точке</text:p>
            <text:p text:style-name="P19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3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9"/>
          </table:table-cell>
          <table:table-cell table:style-name="t10.F3" office:value-type="string">
            <text:p text:style-name="P29"/>
          </table:table-cell>
        </table:table-row>
        <table:table-row>
          <table:table-cell table:style-name="t10.A3" office:value-type="string">
            <text:p text:style-name="P20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20">Результат измерения мощности дозы в поверяемой точке</text:p>
            <text:p text:style-name="P19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21</text:p>
          </table:table-cell>
          <table:table-cell table:style-name="t10.B4" office:value-type="string">
            <text:p text:style-name="P10">$10-22</text:p>
          </table:table-cell>
          <table:table-cell table:style-name="t10.B4" office:value-type="string">
            <text:p text:style-name="P10">$10-23</text:p>
          </table:table-cell>
          <table:table-cell table:style-name="t10.F3" office:value-type="string">
            <text:p text:style-name="P10">$10-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/text:p>
            <text:p text:style-name="P15"><text:span text:style-name="T27">θ</text:span><text:span text:style-name="T20">пр</text:span><text:span text:style-name="T17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31</text:p>
          </table:table-cell>
          <table:table-cell table:style-name="t10.B4" office:value-type="string">
            <text:p text:style-name="P10">$10-32</text:p>
          </table:table-cell>
          <table:table-cell table:style-name="t10.B4" office:value-type="string">
            <text:p text:style-name="P10">$10-33</text:p>
          </table:table-cell>
          <table:table-cell table:style-name="t10.F3" office:value-type="string">
            <text:p text:style-name="P10">$10-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, <text:span text:style-name="T29">Δ</text:span><text:span text:style-name="T18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41</text:p>
          </table:table-cell>
          <table:table-cell table:style-name="t10.B4" office:value-type="string">
            <text:p text:style-name="P10">$10-42</text:p>
          </table:table-cell>
          <table:table-cell table:style-name="t10.B4" office:value-type="string">
            <text:p text:style-name="P10">$10-43</text:p>
          </table:table-cell>
          <table:table-cell table:style-name="t10.F3" office:value-type="string">
            <text:p text:style-name="P10">$10-44</text:p>
          </table:table-cell>
        </table:table-row>
        <table:table-row table:style-name="t10.8">
          <table:table-cell table:style-name="t10.A8" office:value-type="string">
            <text:p text:style-name="P41"><text:span text:style-name="T59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1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1.B2" office:value-type="string">
            <text:p text:style-name="P40">Относительная погрешность измерения </text:p>
            <text:p text:style-name="P40"><draw:frame draw:style-name="fr1" draw:name="Графический объект46" text:anchor-type="as-char" svg:width="0.676cm" svg:height="0.676cm" draw:z-index="44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47" text:anchor-type="as-char" svg:width="0.497cm" svg:height="0.639cm" draw:z-index="45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1.3">
          <table:table-cell table:style-name="t11.A3" office:value-type="float" office:value="78.3">
            <text:p text:style-name="P10">78,3</text:p>
          </table:table-cell>
          <table:table-cell table:style-name="t11.B3" office:value-type="string">
            <text:p text:style-name="P10">$11-00</text:p>
          </table:table-cell>
          <table:table-cell table:style-name="t11.B3" office:value-type="string">
            <text:p text:style-name="P10">$11-10</text:p>
          </table:table-cell>
          <table:table-cell table:style-name="t11.B3" office:value-type="string">
            <text:p text:style-name="P10">$11-20</text:p>
          </table:table-cell>
          <table:table-cell table:style-name="t11.E3" table:number-rows-spanned="4" office:value-type="string">
            <text:p text:style-name="P9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10"><text:span text:style-name="T4">7</text:span>43</text:p>
          </table:table-cell>
          <table:table-cell table:style-name="t11.B3" office:value-type="string">
            <text:p text:style-name="P10">$11-01</text:p>
          </table:table-cell>
          <table:table-cell table:style-name="t11.B3" office:value-type="string">
            <text:p text:style-name="P10">$11-11</text:p>
          </table:table-cell>
          <table:table-cell table:style-name="t11.B3" office:value-type="string">
            <text:p text:style-name="P10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9"><text:span text:style-name="T4">6</text:span><text:span text:style-name="T5">300</text:span></text:p>
          </table:table-cell>
          <table:table-cell table:style-name="t11.B3" office:value-type="string">
            <text:p text:style-name="P10">$11-02</text:p>
          </table:table-cell>
          <table:table-cell table:style-name="t11.B3" office:value-type="string">
            <text:p text:style-name="P10">$11-12</text:p>
          </table:table-cell>
          <table:table-cell table:style-name="t11.B3" office:value-type="string">
            <text:p text:style-name="P10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10"><text:span text:style-name="T4">6</text:span>2100</text:p>
          </table:table-cell>
          <table:table-cell table:style-name="t11.B6" office:value-type="string">
            <text:p text:style-name="P10">$11-03</text:p>
          </table:table-cell>
          <table:table-cell table:style-name="t11.B6" office:value-type="string">
            <text:p text:style-name="P10">$11-13</text:p>
          </table:table-cell>
          <table:table-cell table:style-name="t11.B6" office:value-type="string">
            <text:p text:style-name="P10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2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2.B2" office:value-type="string">
            <text:p text:style-name="P40">Относительная погрешность измерения </text:p>
            <text:p text:style-name="P40"><draw:frame draw:style-name="fr1" draw:name="Графический объект44" text:anchor-type="as-char" svg:width="0.676cm" svg:height="0.676cm" draw:z-index="49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45" text:anchor-type="as-char" svg:width="0.497cm" svg:height="0.639cm" draw:z-index="50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2.3">
          <table:table-cell table:style-name="t12.A3" office:value-type="float" office:value="74.4">
            <text:p text:style-name="P10">74,4</text:p>
          </table:table-cell>
          <table:table-cell table:style-name="t12.B3" office:value-type="string">
            <text:p text:style-name="P10">$12-00</text:p>
          </table:table-cell>
          <table:table-cell table:style-name="t12.B3" office:value-type="string">
            <text:p text:style-name="P10">$12-10</text:p>
          </table:table-cell>
          <table:table-cell table:style-name="t12.B3" office:value-type="string">
            <text:p text:style-name="P10">$12-20</text:p>
          </table:table-cell>
          <table:table-cell table:style-name="t12.E3" table:number-rows-spanned="4" office:value-type="string">
            <text:p text:style-name="P9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10">630</text:p>
          </table:table-cell>
          <table:table-cell table:style-name="t12.B3" office:value-type="string">
            <text:p text:style-name="P10">$12-01</text:p>
          </table:table-cell>
          <table:table-cell table:style-name="t12.B3" office:value-type="string">
            <text:p text:style-name="P10">$12-11</text:p>
          </table:table-cell>
          <table:table-cell table:style-name="t12.B3" office:value-type="string">
            <text:p text:style-name="P10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10">5140</text:p>
          </table:table-cell>
          <table:table-cell table:style-name="t12.B3" office:value-type="string">
            <text:p text:style-name="P10">$12-02</text:p>
          </table:table-cell>
          <table:table-cell table:style-name="t12.B3" office:value-type="string">
            <text:p text:style-name="P10">$12-12</text:p>
          </table:table-cell>
          <table:table-cell table:style-name="t12.B3" office:value-type="string">
            <text:p text:style-name="P10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10">35600</text:p>
          </table:table-cell>
          <table:table-cell table:style-name="t12.B6" office:value-type="string">
            <text:p text:style-name="P10">$12-03</text:p>
          </table:table-cell>
          <table:table-cell table:style-name="t12.B6" office:value-type="string">
            <text:p text:style-name="P10">$12-13</text:p>
          </table:table-cell>
          <table:table-cell table:style-name="t12.B6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3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3.B2" office:value-type="string">
            <text:p text:style-name="P40">Относительная погрешность измерения </text:p>
            <text:p text:style-name="P40"><draw:frame draw:style-name="fr1" draw:name="Графический объект50" text:anchor-type="as-char" svg:width="0.676cm" svg:height="0.676cm" draw:z-index="51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51" text:anchor-type="as-char" svg:width="0.497cm" svg:height="0.639cm" draw:z-index="65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3.3">
          <table:table-cell table:style-name="t13.A3" office:value-type="float" office:value="102">
            <text:p text:style-name="P10">102</text:p>
          </table:table-cell>
          <table:table-cell table:style-name="t13.B3" office:value-type="string">
            <text:p text:style-name="P10">$13-00</text:p>
          </table:table-cell>
          <table:table-cell table:style-name="t13.B3" office:value-type="string">
            <text:p text:style-name="P10">$13-10</text:p>
          </table:table-cell>
          <table:table-cell table:style-name="t13.B3" office:value-type="string">
            <text:p text:style-name="P10">$13-20</text:p>
          </table:table-cell>
          <table:table-cell table:style-name="t13.E3" table:number-rows-spanned="6" office:value-type="string">
            <text:p text:style-name="P9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10">236</text:p>
          </table:table-cell>
          <table:table-cell table:style-name="t13.B3" office:value-type="string">
            <text:p text:style-name="P10">$13-01</text:p>
          </table:table-cell>
          <table:table-cell table:style-name="t13.B3" office:value-type="string">
            <text:p text:style-name="P10">$13-11</text:p>
          </table:table-cell>
          <table:table-cell table:style-name="t13.B3" office:value-type="string">
            <text:p text:style-name="P10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10">6080</text:p>
          </table:table-cell>
          <table:table-cell table:style-name="t13.B3" office:value-type="string">
            <text:p text:style-name="P10">$13-02</text:p>
          </table:table-cell>
          <table:table-cell table:style-name="t13.B3" office:value-type="string">
            <text:p text:style-name="P10">$13-12</text:p>
          </table:table-cell>
          <table:table-cell table:style-name="t13.B3" office:value-type="string">
            <text:p text:style-name="P10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10">53500</text:p>
          </table:table-cell>
          <table:table-cell table:style-name="t13.B3" office:value-type="string">
            <text:p text:style-name="P10">$13-03</text:p>
          </table:table-cell>
          <table:table-cell table:style-name="t13.B3" office:value-type="string">
            <text:p text:style-name="P10">$13-13</text:p>
          </table:table-cell>
          <table:table-cell table:style-name="t13.B3" office:value-type="string">
            <text:p text:style-name="P10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10">154300</text:p>
          </table:table-cell>
          <table:table-cell table:style-name="t13.B3" office:value-type="string">
            <text:p text:style-name="P10">$13-04</text:p>
          </table:table-cell>
          <table:table-cell table:style-name="t13.B3" office:value-type="string">
            <text:p text:style-name="P10">$13-14</text:p>
          </table:table-cell>
          <table:table-cell table:style-name="t13.B3" office:value-type="string">
            <text:p text:style-name="P10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10">383600</text:p>
          </table:table-cell>
          <table:table-cell table:style-name="t13.B8" office:value-type="string">
            <text:p text:style-name="P10">$13-05</text:p>
          </table:table-cell>
          <table:table-cell table:style-name="t13.B8" office:value-type="string">
            <text:p text:style-name="P10">$13-15</text:p>
          </table:table-cell>
          <table:table-cell table:style-name="t13.B8" office:value-type="string">
            <text:p text:style-name="P10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4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4.B2" office:value-type="string">
            <text:p text:style-name="P40">Относительная погрешность измерения </text:p>
            <text:p text:style-name="P40"><draw:frame draw:style-name="fr1" draw:name="Графический объект53" text:anchor-type="as-char" svg:width="0.676cm" svg:height="0.676cm" draw:z-index="66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54" text:anchor-type="as-char" svg:width="0.497cm" svg:height="0.639cm" draw:z-index="67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4.3">
          <table:table-cell table:style-name="t14.A3" office:value-type="float" office:value="14.2">
            <text:p text:style-name="P10">14,2</text:p>
          </table:table-cell>
          <table:table-cell table:style-name="t14.B3" office:value-type="string">
            <text:p text:style-name="P10">$14-00</text:p>
          </table:table-cell>
          <table:table-cell table:style-name="t14.B3" office:value-type="string">
            <text:p text:style-name="P10">$14-10</text:p>
          </table:table-cell>
          <table:table-cell table:style-name="t14.B3" office:value-type="string">
            <text:p text:style-name="P10">$14-20</text:p>
          </table:table-cell>
          <table:table-cell table:style-name="t14.E3" table:number-rows-spanned="5" office:value-type="string">
            <text:p text:style-name="P9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10">74,4</text:p>
          </table:table-cell>
          <table:table-cell table:style-name="t14.B3" office:value-type="string">
            <text:p text:style-name="P10">$14-01</text:p>
          </table:table-cell>
          <table:table-cell table:style-name="t14.B3" office:value-type="string">
            <text:p text:style-name="P10">$14-11</text:p>
          </table:table-cell>
          <table:table-cell table:style-name="t14.B3" office:value-type="string">
            <text:p text:style-name="P10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10">514</text:p>
          </table:table-cell>
          <table:table-cell table:style-name="t14.B3" office:value-type="string">
            <text:p text:style-name="P10">$14-02</text:p>
          </table:table-cell>
          <table:table-cell table:style-name="t14.B3" office:value-type="string">
            <text:p text:style-name="P10">$14-12</text:p>
          </table:table-cell>
          <table:table-cell table:style-name="t14.B3" office:value-type="string">
            <text:p text:style-name="P10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10">6290</text:p>
          </table:table-cell>
          <table:table-cell table:style-name="t14.B3" office:value-type="string">
            <text:p text:style-name="P10">$14-03</text:p>
          </table:table-cell>
          <table:table-cell table:style-name="t14.B3" office:value-type="string">
            <text:p text:style-name="P10">$14-13</text:p>
          </table:table-cell>
          <table:table-cell table:style-name="t14.B3" office:value-type="string">
            <text:p text:style-name="P10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10">56800</text:p>
          </table:table-cell>
          <table:table-cell table:style-name="t14.B7" office:value-type="string">
            <text:p text:style-name="P10">$14-04</text:p>
          </table:table-cell>
          <table:table-cell table:style-name="t14.B7" office:value-type="string">
            <text:p text:style-name="P10">$14-14</text:p>
          </table:table-cell>
          <table:table-cell table:style-name="t14.B7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8">Проверка основной относительной погрешности измерения мощности дозы с с УД БОИ-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56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57" text:anchor-type="as-char" svg:width="0.852cm" svg:height="0.924cm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58" text:anchor-type="as-char" svg:width="0.676cm" svg:height="0.676cm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59" text:anchor-type="as-char" svg:width="0.497cm" svg:height="0.639cm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5.3">
          <table:table-cell table:style-name="t15.A3" office:value-type="string">
            <text:p text:style-name="P9"><text:span text:style-name="T5">2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0</text:p>
          </table:table-cell>
          <table:table-cell table:style-name="t15.B3" office:value-type="string">
            <text:p text:style-name="P10">$<text:span text:style-name="T4">1</text:span>5-10</text:p>
          </table:table-cell>
          <table:table-cell table:style-name="t15.B3" office:value-type="string">
            <text:p text:style-name="P10">$<text:span text:style-name="T4">1</text:span>5-20</text:p>
          </table:table-cell>
          <table:table-cell table:style-name="t15.E3" table:number-rows-spanned="5" office:value-type="string">
            <text:p text:style-name="P9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9">7<text:span text:style-name="T5">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1</text:p>
          </table:table-cell>
          <table:table-cell table:style-name="t15.B3" office:value-type="string">
            <text:p text:style-name="P10">$<text:span text:style-name="T4">1</text:span>5-11</text:p>
          </table:table-cell>
          <table:table-cell table:style-name="t15.B3" office:value-type="string">
            <text:p text:style-name="P10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9"><text:span text:style-name="T5">0,</text:span>7 <text:span text:style-name="T4">м</text:span>Зв/ч</text:p>
          </table:table-cell>
          <table:table-cell table:style-name="t15.B3" office:value-type="string">
            <text:p text:style-name="P11">$15-02</text:p>
          </table:table-cell>
          <table:table-cell table:style-name="t15.B3" office:value-type="string">
            <text:p text:style-name="P10">$<text:span text:style-name="T4">1</text:span>5-12</text:p>
          </table:table-cell>
          <table:table-cell table:style-name="t15.B3" office:value-type="string">
            <text:p text:style-name="P10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9">7 <text:span text:style-name="T4">м</text:span>Зв/ч</text:p>
          </table:table-cell>
          <table:table-cell table:style-name="t15.B3" office:value-type="string">
            <text:p text:style-name="P11">$15-03</text:p>
          </table:table-cell>
          <table:table-cell table:style-name="t15.B3" office:value-type="string">
            <text:p text:style-name="P11">$15-13</text:p>
          </table:table-cell>
          <table:table-cell table:style-name="t15.B3" office:value-type="string">
            <text:p text:style-name="P11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9"><text:span text:style-name="T5">70</text:span> <text:span text:style-name="T4">м</text:span>Зв/ч</text:p>
          </table:table-cell>
          <table:table-cell table:style-name="t15.B7" office:value-type="string">
            <text:p text:style-name="P11">$15-04</text:p>
          </table:table-cell>
          <table:table-cell table:style-name="t15.B7" office:value-type="string">
            <text:p text:style-name="P10">$<text:span text:style-name="T4">1</text:span>5-14</text:p>
          </table:table-cell>
          <table:table-cell table:style-name="t15.B7" office:value-type="string">
            <text:p text:style-name="P11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8">Проверка основной относительной погрешности измерения мощности дозы с с УД БОИ-<text:span text:style-name="T5">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39">Мощность амбиентной эквивалентной дозы в контрольной точке, </text:p>
            <text:p text:style-name="P39"><draw:frame draw:style-name="fr1" draw:name="Графический объект61" text:anchor-type="as-char" svg:width="0.711cm" svg:height="0.889cm" draw:z-index="37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62" text:anchor-type="as-char" svg:width="0.852cm" svg:height="0.924cm" draw:z-index="38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39">Относительная погрешность измерения мощности амбиентной эквивалентной дозы, <draw:frame draw:style-name="fr1" draw:name="Графический объект63" text:anchor-type="as-char" svg:width="0.676cm" svg:height="0.676cm" draw:z-index="39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64" text:anchor-type="as-char" svg:width="0.497cm" svg:height="0.639cm" draw:z-index="40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6.3">
          <table:table-cell table:style-name="t16.A3" office:value-type="string">
            <text:p text:style-name="P9"><text:span text:style-name="T5">2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0</text:p>
          </table:table-cell>
          <table:table-cell table:style-name="t16.B3" office:value-type="string">
            <text:p text:style-name="P10">$<text:span text:style-name="T4">16</text:span>-10</text:p>
          </table:table-cell>
          <table:table-cell table:style-name="t16.B3" office:value-type="string">
            <text:p text:style-name="P10">$<text:span text:style-name="T4">16</text:span>-20</text:p>
          </table:table-cell>
          <table:table-cell table:style-name="t16.E3" table:number-rows-spanned="5" office:value-type="string">
            <text:p text:style-name="P9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9">7<text:span text:style-name="T5">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1</text:p>
          </table:table-cell>
          <table:table-cell table:style-name="t16.B3" office:value-type="string">
            <text:p text:style-name="P10">$<text:span text:style-name="T4">16</text:span>-11</text:p>
          </table:table-cell>
          <table:table-cell table:style-name="t16.B3" office:value-type="string">
            <text:p text:style-name="P10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9"><text:span text:style-name="T5">0,</text:span>7 <text:span text:style-name="T4">м</text:span>Зв/ч</text:p>
          </table:table-cell>
          <table:table-cell table:style-name="t16.B3" office:value-type="string">
            <text:p text:style-name="P11">$1<text:span text:style-name="T5">6</text:span>-02</text:p>
          </table:table-cell>
          <table:table-cell table:style-name="t16.B3" office:value-type="string">
            <text:p text:style-name="P10">$<text:span text:style-name="T4">16</text:span>-12</text:p>
          </table:table-cell>
          <table:table-cell table:style-name="t16.B3" office:value-type="string">
            <text:p text:style-name="P10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9">7 <text:span text:style-name="T4">м</text:span>Зв/ч</text:p>
          </table:table-cell>
          <table:table-cell table:style-name="t16.B3" office:value-type="string">
            <text:p text:style-name="P11">$1<text:span text:style-name="T5">6</text:span>-03</text:p>
          </table:table-cell>
          <table:table-cell table:style-name="t16.B3" office:value-type="string">
            <text:p text:style-name="P11">$1<text:span text:style-name="T5">6</text:span>-13</text:p>
          </table:table-cell>
          <table:table-cell table:style-name="t16.B3" office:value-type="string">
            <text:p text:style-name="P11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9"><text:span text:style-name="T5">70</text:span> <text:span text:style-name="T4">м</text:span>Зв/ч</text:p>
          </table:table-cell>
          <table:table-cell table:style-name="t16.B7" office:value-type="string">
            <text:p text:style-name="P11">$1<text:span text:style-name="T5">6</text:span>-04</text:p>
          </table:table-cell>
          <table:table-cell table:style-name="t16.B7" office:value-type="string">
            <text:p text:style-name="P10">$<text:span text:style-name="T4">16</text:span>-14</text:p>
          </table:table-cell>
          <table:table-cell table:style-name="t16.B7" office:value-type="string">
            <text:p text:style-name="P11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8">Проверка основной относительной погрешности измерения мощности дозы с с УД БОИ-<text:span text:style-name="T5">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66" text:anchor-type="as-char" svg:width="0.711cm" svg:height="0.889cm" draw:z-index="46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67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39">Относительная погрешность измерения мощности амбиентной эквивалентной дозы, <draw:frame draw:style-name="fr1" draw:name="Графический объект68" text:anchor-type="as-char" svg:width="0.676cm" svg:height="0.676cm" draw:z-index="48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69" text:anchor-type="as-char" svg:width="0.497cm" svg:height="0.639cm" draw:z-index="52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7.3">
          <table:table-cell table:style-name="t17.A3" office:value-type="string">
            <text:p text:style-name="P9"><text:span text:style-name="T5">70</text:span> <text:span text:style-name="T4">мкЗв</text:span>/ч</text:p>
          </table:table-cell>
          <table:table-cell table:style-name="t17.B3" office:value-type="string">
            <text:p text:style-name="P10">$<text:span text:style-name="T4">17</text:span>-00</text:p>
          </table:table-cell>
          <table:table-cell table:style-name="t17.B3" office:value-type="string">
            <text:p text:style-name="P10">$<text:span text:style-name="T4">17</text:span>-10</text:p>
          </table:table-cell>
          <table:table-cell table:style-name="t17.B3" office:value-type="string">
            <text:p text:style-name="P10">$<text:span text:style-name="T4">17</text:span>-20</text:p>
          </table:table-cell>
          <table:table-cell table:style-name="t17.E3" table:number-rows-spanned="4" office:value-type="string">
            <text:p text:style-name="P9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9"><text:span text:style-name="T5">0.</text:span>7 <text:span text:style-name="T4">мЗв</text:span>/ч</text:p>
          </table:table-cell>
          <table:table-cell table:style-name="t17.B3" office:value-type="string">
            <text:p text:style-name="P10">$<text:span text:style-name="T4">17</text:span>-01</text:p>
          </table:table-cell>
          <table:table-cell table:style-name="t17.B3" office:value-type="string">
            <text:p text:style-name="P10">$<text:span text:style-name="T4">17</text:span>-11</text:p>
          </table:table-cell>
          <table:table-cell table:style-name="t17.B3" office:value-type="string">
            <text:p text:style-name="P10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9">7,<text:span text:style-name="T5">0</text:span> <text:span text:style-name="T4">м</text:span>Зв/ч</text:p>
          </table:table-cell>
          <table:table-cell table:style-name="t17.B3" office:value-type="string">
            <text:p text:style-name="P11">$1<text:span text:style-name="T5">7</text:span>-02</text:p>
          </table:table-cell>
          <table:table-cell table:style-name="t17.B3" office:value-type="string">
            <text:p text:style-name="P10">$<text:span text:style-name="T4">17</text:span>-12</text:p>
          </table:table-cell>
          <table:table-cell table:style-name="t17.B3" office:value-type="string">
            <text:p text:style-name="P10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9">7<text:span text:style-name="T5">0</text:span> <text:span text:style-name="T4">м</text:span>Зв/ч</text:p>
          </table:table-cell>
          <table:table-cell table:style-name="t17.B6" office:value-type="string">
            <text:p text:style-name="P11">$1<text:span text:style-name="T5">7</text:span>-03</text:p>
          </table:table-cell>
          <table:table-cell table:style-name="t17.B6" office:value-type="string">
            <text:p text:style-name="P11">$1<text:span text:style-name="T5">7</text:span>-13</text:p>
          </table:table-cell>
          <table:table-cell table:style-name="t17.B6" office:value-type="string">
            <text:p text:style-name="P11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8">Проверка основной относительной погрешности измерения мощности дозы с блоком БДКР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71" text:anchor-type="as-char" svg:width="0.711cm" svg:height="0.889cm" draw:z-index="53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39"><text:span text:style-name="T4">М</text:span>ощност<text:span text:style-name="T4">ь</text:span> амбиентной эквивалентной дозы</text:p>
            <text:p text:style-name="P45"><draw:frame draw:style-name="fr1" draw:name="Графический объект72" text:anchor-type="as-char" svg:width="0.852cm" svg:height="0.924cm" draw:z-index="54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39">Относительная погрешность измерения мощности амбиентной эквивалентной дозы, <draw:frame draw:style-name="fr1" draw:name="Графический объект73" text:anchor-type="as-char" svg:width="0.676cm" svg:height="0.676cm" draw:z-index="55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74" text:anchor-type="as-char" svg:width="0.497cm" svg:height="0.639cm" draw:z-index="56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8.3">
          <table:table-cell table:style-name="t18.A3" office:value-type="string">
            <text:p text:style-name="P9"><text:span text:style-name="T5">0,07</text:span> мкЗв/ч</text:p>
          </table:table-cell>
          <table:table-cell table:style-name="t18.B3" office:value-type="string">
            <text:p text:style-name="P10">$1<text:span text:style-name="T4">8</text:span>-00</text:p>
          </table:table-cell>
          <table:table-cell table:style-name="t18.B3" office:value-type="string">
            <text:p text:style-name="P10">$1<text:span text:style-name="T4">8</text:span>-10</text:p>
          </table:table-cell>
          <table:table-cell table:style-name="t18.B3" office:value-type="string">
            <text:p text:style-name="P10">$<text:span text:style-name="T4">18</text:span>-20</text:p>
          </table:table-cell>
          <table:table-cell table:style-name="t18.E3" table:number-rows-spanned="4" office:value-type="string">
            <text:p text:style-name="P9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9">0,7 мкЗв/ч</text:p>
          </table:table-cell>
          <table:table-cell table:style-name="t18.B3" office:value-type="string">
            <text:p text:style-name="P10">$1<text:span text:style-name="T4">8</text:span>-01</text:p>
          </table:table-cell>
          <table:table-cell table:style-name="t18.B3" office:value-type="string">
            <text:p text:style-name="P10">$1<text:span text:style-name="T4">8</text:span>-11</text:p>
          </table:table-cell>
          <table:table-cell table:style-name="t18.B3" office:value-type="string">
            <text:p text:style-name="P10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9">7 мкЗв/ч</text:p>
          </table:table-cell>
          <table:table-cell table:style-name="t18.B3" office:value-type="string">
            <text:p text:style-name="P11">$18-02</text:p>
          </table:table-cell>
          <table:table-cell table:style-name="t18.B3" office:value-type="string">
            <text:p text:style-name="P11">$18-12</text:p>
          </table:table-cell>
          <table:table-cell table:style-name="t18.B3" office:value-type="string">
            <text:p text:style-name="P10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9">70 мкЗв/ч</text:p>
          </table:table-cell>
          <table:table-cell table:style-name="t18.B6" office:value-type="string">
            <text:p text:style-name="P11">$18-03</text:p>
          </table:table-cell>
          <table:table-cell table:style-name="t18.B6" office:value-type="string">
            <text:p text:style-name="P11">$18-13</text:p>
          </table:table-cell>
          <table:table-cell table:style-name="t18.B6" office:value-type="string">
            <text:p text:style-name="P11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/text:span><text:span text:style-name="T51">альф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9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9.B2" office:value-type="string">
            <text:p text:style-name="P40">Относительная погрешность измерения </text:p>
            <text:p text:style-name="P40"><draw:frame draw:style-name="fr1" draw:name="Графический объект76" text:anchor-type="as-char" svg:width="0.676cm" svg:height="0.676cm" draw:z-index="57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77" text:anchor-type="as-char" svg:width="0.497cm" svg:height="0.639cm" draw:z-index="58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9.3">
          <table:table-cell table:style-name="t19.A3" office:value-type="float" office:value="53.8">
            <text:p text:style-name="P10">53,8</text:p>
          </table:table-cell>
          <table:table-cell table:style-name="t19.B3" office:value-type="string">
            <text:p text:style-name="P10">$19-00</text:p>
          </table:table-cell>
          <table:table-cell table:style-name="t19.B3" office:value-type="string">
            <text:p text:style-name="P10">$19-10</text:p>
          </table:table-cell>
          <table:table-cell table:style-name="t19.B3" office:value-type="string">
            <text:p text:style-name="P10">$19-20</text:p>
          </table:table-cell>
          <table:table-cell table:style-name="t19.E3" table:number-rows-spanned="5" office:value-type="string">
            <text:p text:style-name="P9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10">727</text:p>
          </table:table-cell>
          <table:table-cell table:style-name="t19.B3" office:value-type="string">
            <text:p text:style-name="P10">$19-01</text:p>
          </table:table-cell>
          <table:table-cell table:style-name="t19.B3" office:value-type="string">
            <text:p text:style-name="P10">$19-11</text:p>
          </table:table-cell>
          <table:table-cell table:style-name="t19.B3" office:value-type="string">
            <text:p text:style-name="P10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10">6300</text:p>
          </table:table-cell>
          <table:table-cell table:style-name="t19.B3" office:value-type="string">
            <text:p text:style-name="P10">$19-02</text:p>
          </table:table-cell>
          <table:table-cell table:style-name="t19.B3" office:value-type="string">
            <text:p text:style-name="P10">$19-12</text:p>
          </table:table-cell>
          <table:table-cell table:style-name="t19.B3" office:value-type="string">
            <text:p text:style-name="P10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10">62100</text:p>
          </table:table-cell>
          <table:table-cell table:style-name="t19.B3" office:value-type="string">
            <text:p text:style-name="P10">$19-03</text:p>
          </table:table-cell>
          <table:table-cell table:style-name="t19.B3" office:value-type="string">
            <text:p text:style-name="P10">$19-13</text:p>
          </table:table-cell>
          <table:table-cell table:style-name="t19.B3" office:value-type="string">
            <text:p text:style-name="P10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10">186000</text:p>
          </table:table-cell>
          <table:table-cell table:style-name="t19.B7" office:value-type="string">
            <text:p text:style-name="P10">$19-04</text:p>
          </table:table-cell>
          <table:table-cell table:style-name="t19.B7" office:value-type="string">
            <text:p text:style-name="P10">$19-14</text:p>
          </table:table-cell>
          <table:table-cell table:style-name="t19.B7" office:value-type="string">
            <text:p text:style-name="P10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б</text:span><text:span text:style-name="T50">ета</text:span><text:span text:style-name="T51">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20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20.B2" office:value-type="string">
            <text:p text:style-name="P40">Относительная погрешность измерения </text:p>
            <text:p text:style-name="P40"><draw:frame draw:style-name="fr1" draw:name="Графический объект79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80" text:anchor-type="as-char" svg:width="0.497cm" svg:height="0.639cm" draw:z-index="60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20.3">
          <table:table-cell table:style-name="t20.A3" office:value-type="float" office:value="97">
            <text:p text:style-name="P10">97</text:p>
          </table:table-cell>
          <table:table-cell table:style-name="t20.B3" office:value-type="string">
            <text:p text:style-name="P10">$20-00</text:p>
          </table:table-cell>
          <table:table-cell table:style-name="t20.B3" office:value-type="string">
            <text:p text:style-name="P10">$20-10</text:p>
          </table:table-cell>
          <table:table-cell table:style-name="t20.B3" office:value-type="string">
            <text:p text:style-name="P10">$20-20</text:p>
          </table:table-cell>
          <table:table-cell table:style-name="t20.E3" table:number-rows-spanned="5" office:value-type="string">
            <text:p text:style-name="P9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10">232</text:p>
          </table:table-cell>
          <table:table-cell table:style-name="t20.B3" office:value-type="string">
            <text:p text:style-name="P10">$20-01</text:p>
          </table:table-cell>
          <table:table-cell table:style-name="t20.B3" office:value-type="string">
            <text:p text:style-name="P10">$20-11</text:p>
          </table:table-cell>
          <table:table-cell table:style-name="t20.B3" office:value-type="string">
            <text:p text:style-name="P10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10">5700</text:p>
          </table:table-cell>
          <table:table-cell table:style-name="t20.B3" office:value-type="string">
            <text:p text:style-name="P10">$20-02</text:p>
          </table:table-cell>
          <table:table-cell table:style-name="t20.B3" office:value-type="string">
            <text:p text:style-name="P10">$20-12</text:p>
          </table:table-cell>
          <table:table-cell table:style-name="t20.B3" office:value-type="string">
            <text:p text:style-name="P10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10">52000</text:p>
          </table:table-cell>
          <table:table-cell table:style-name="t20.B3" office:value-type="string">
            <text:p text:style-name="P10">$20-03</text:p>
          </table:table-cell>
          <table:table-cell table:style-name="t20.B3" office:value-type="string">
            <text:p text:style-name="P10">$20-13</text:p>
          </table:table-cell>
          <table:table-cell table:style-name="t20.B3" office:value-type="string">
            <text:p text:style-name="P10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10">377100</text:p>
          </table:table-cell>
          <table:table-cell table:style-name="t20.B7" office:value-type="string">
            <text:p text:style-name="P10">$20-04</text:p>
          </table:table-cell>
          <table:table-cell table:style-name="t20.B7" office:value-type="string">
            <text:p text:style-name="P10">$20-14</text:p>
          </table:table-cell>
          <table:table-cell table:style-name="t20.B7" office:value-type="string">
            <text:p text:style-name="P10">$20-24</text:p>
          </table:table-cell>
          <table:covered-table-cell/>
        </table:table-row>
      </table:table>
      <text:p text:style-name="Text_20_body"/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50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85" text:anchor-type="as-char" svg:width="0.711cm" svg:height="0.889cm" draw:z-index="61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86" text:anchor-type="as-char" svg:width="0.852cm" svg:height="0.924cm" draw:z-index="62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82" text:anchor-type="as-char" svg:width="0.676cm" svg:height="0.676cm" draw:z-index="63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83" text:anchor-type="as-char" svg:width="0.497cm" svg:height="0.639cm" draw:z-index="64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21.3">
          <table:table-cell table:style-name="t21.A3" office:value-type="string">
            <text:p text:style-name="P9">0,7 мкЗв/ч</text:p>
          </table:table-cell>
          <table:table-cell table:style-name="t21.B3" office:value-type="string">
            <text:p text:style-name="P10">$21-00</text:p>
          </table:table-cell>
          <table:table-cell table:style-name="t21.B3" office:value-type="string">
            <text:p text:style-name="P10">$21-10</text:p>
          </table:table-cell>
          <table:table-cell table:style-name="t21.B3" office:value-type="string">
            <text:p text:style-name="P10">$21-20</text:p>
          </table:table-cell>
          <table:table-cell table:style-name="t21.E3" table:number-rows-spanned="6" office:value-type="string">
            <text:p text:style-name="P9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9">7 мкЗв/ч</text:p>
          </table:table-cell>
          <table:table-cell table:style-name="t21.B3" office:value-type="string">
            <text:p text:style-name="P10">$21-01</text:p>
          </table:table-cell>
          <table:table-cell table:style-name="t21.B3" office:value-type="string">
            <text:p text:style-name="P10">$21-11</text:p>
          </table:table-cell>
          <table:table-cell table:style-name="t21.B3" office:value-type="string">
            <text:p text:style-name="P10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0 мкЗв/ч</text:p>
          </table:table-cell>
          <table:table-cell table:style-name="t21.B3" office:value-type="string">
            <text:p text:style-name="P10">$21-02</text:p>
          </table:table-cell>
          <table:table-cell table:style-name="t21.B3" office:value-type="string">
            <text:p text:style-name="P10">$21-12</text:p>
          </table:table-cell>
          <table:table-cell table:style-name="t21.B3" office:value-type="string">
            <text:p text:style-name="P10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9">0.7 мЗв/ч</text:p>
          </table:table-cell>
          <table:table-cell table:style-name="t21.B3" office:value-type="string">
            <text:p text:style-name="P10">$21-03</text:p>
          </table:table-cell>
          <table:table-cell table:style-name="t21.B3" office:value-type="string">
            <text:p text:style-name="P10">$21-13</text:p>
          </table:table-cell>
          <table:table-cell table:style-name="t21.B3" office:value-type="string">
            <text:p text:style-name="P10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,0 мЗв/ч</text:p>
          </table:table-cell>
          <table:table-cell table:style-name="t21.B3" office:value-type="string">
            <text:p text:style-name="P10">$21-04</text:p>
          </table:table-cell>
          <table:table-cell table:style-name="t21.B3" office:value-type="string">
            <text:p text:style-name="P10">$21-14</text:p>
          </table:table-cell>
          <table:table-cell table:style-name="t21.B3" office:value-type="string">
            <text:p text:style-name="P10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9">20 мЗв/ч</text:p>
          </table:table-cell>
          <table:table-cell table:style-name="t21.B8" office:value-type="string">
            <text:p text:style-name="P10">$21-05</text:p>
          </table:table-cell>
          <table:table-cell table:style-name="t21.B8" office:value-type="string">
            <text:p text:style-name="P10">$21-15</text:p>
          </table:table-cell>
          <table:table-cell table:style-name="t21.B8" office:value-type="string">
            <text:p text:style-name="P10">$21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18">Выводы:<text:tab/></text:p>
          </table:table-cell>
        </table:table-row>
        <table:table-row>
          <table:table-cell table:style-name="Таблица1.A1" office:value-type="string">
            <text:p text:style-name="P18"><text:tab/></text:p>
          </table:table-cell>
        </table:table-row>
        <table:table-row>
          <table:table-cell table:style-name="Таблица1.A1" office:value-type="string">
            <text:p text:style-name="P18">Квитанция-счёт<text:tab/></text:p>
          </table:table-cell>
        </table:table-row>
        <table:table-row>
          <table:table-cell table:style-name="Таблица1.A1" office:value-type="string">
            <text:p text:style-name="P18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8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1">Поверитель<text:tab/></text:p>
          </table:table-cell>
        </table:table-row>
        <table:table-row>
          <table:table-cell table:style-name="Таблица1.A7" office:value-type="string">
            <text:p text:style-name="P21">Дата<text:tab/></text:p>
          </table:table-cell>
        </table:table-row>
      </table:table>
      <text:p text:style-name="P26"/>
      <text:p text:style-name="P35"/>
      <text:p text:style-name="P3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B"/>
        <table:table-column table:style-name="Таблица3.C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table:number-columns-spanned="11" office:value-type="string">
            <text:p text:style-name="P53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rows-spanned="3" office:value-type="string">
            <text:p text:style-name="P51">Мощность амбиентной эквивалент-ной дозы в контрольной точке <text:span text:style-name="T60">Ḣ</text:span><text:span text:style-name="T15">oi</text:span>, нЗв/ч</text:p>
          </table:table-cell>
          <table:table-cell table:style-name="Таблица3.B2" table:number-rows-spanned="3" office:value-type="string">
            <text:p text:style-name="P44">Номер источ-ника</text:p>
          </table:table-cell>
          <table:table-cell table:style-name="Таблица3.B2" table:number-rows-spanned="3" office:value-type="string">
            <text:p text:style-name="P44">Рассто-яние до источ-ника, </text:p>
            <text:p text:style-name="P44"><text:span text:style-name="T9">R</text:span>, с</text:p>
          </table:table-cell>
          <table:table-cell table:style-name="Таблица3.B2" table:number-columns-spanned="5" office:value-type="string">
            <text:p text:style-name="P3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3.B2" table:number-rows-spanned="3" office:value-type="string">
            <text:p text:style-name="P44"><text:span text:style-name="T5">Относительная</text:span> погрешность измерения мощности амбиентной эквивалентной дозы </text:p>
            <text:p text:style-name="P44"><text:span text:style-name="T61">θ</text:span><text:span text:style-name="T21">пр</text:span><text:span text:style-name="T22">i</text:span><text:span text:style-name="T4">,</text:span> %</text:p>
          </table:table-cell>
          <table:table-cell table:style-name="Таблица3.B2" table:number-rows-spanned="3" office:value-type="string">
            <text:p text:style-name="P52">Доверитель-ная граница погреш-ности измерения <text:span text:style-name="T62">Δ</text:span><text:span text:style-name="T23">i</text:span><text:span text:style-name="T5">,</text:span> %</text:p>
          </table:table-cell>
          <table:table-cell table:style-name="Таблица3.K2" table:number-rows-spanned="3" office:value-type="string">
            <text:p text:style-name="P42"><text:span text:style-name="T59">Предел основной </text:span>относитель-ной <text:span text:style-name="T5">погреш-ности</text:span>, </text:p>
            <text:p text:style-name="P42">%</text:p>
          </table:table-cell>
        </table:table-row>
        <table:table-row table:style-name="Таблица3.3">
          <table:covered-table-cell/>
          <table:covered-table-cell/>
          <table:covered-table-cell/>
          <table:table-cell table:style-name="Таблица3.D3" table:number-rows-spanned="2" office:value-type="string">
            <text:p text:style-name="P30">Фон, нЗв/ч</text:p>
          </table:table-cell>
          <table:table-cell table:style-name="Таблица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Таблица3.D3" table:number-rows-spanned="2" office:value-type="string">
            <text:p text:style-name="P30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3.4">
          <table:covered-table-cell/>
          <table:covered-table-cell/>
          <table:covered-table-cell/>
          <table:covered-table-cell/>
          <table:table-cell table:style-name="Таблица3.D3" office:value-type="string">
            <text:p text:style-name="P31"><text:span text:style-name="T26">H</text:span><text:span text:style-name="T13">1</text:span></text:p>
          </table:table-cell>
          <table:table-cell table:style-name="Таблица3.D3" office:value-type="string">
            <text:p text:style-name="P30"><text:span text:style-name="T9">H</text:span><text:span text:style-name="T13">2</text:span></text:p>
          </table:table-cell>
          <table:table-cell table:style-name="Таблица3.D3" office:value-type="string">
            <text:p text:style-name="P30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22"><text:span text:style-name="T4">0,07</text:span> мкЗв/ч</text:p>
          </table:table-cell>
          <table:table-cell table:style-name="Таблица3.D3" office:value-type="string">
            <text:p text:style-name="P23">$8-30</text:p>
          </table:table-cell>
          <table:table-cell table:style-name="Таблица3.D3" office:value-type="string">
            <text:p text:style-name="P23">$8-40</text:p>
          </table:table-cell>
          <table:table-cell table:style-name="Таблица3.D3" office:value-type="string">
            <text:p text:style-name="P23">$8-50</text:p>
          </table:table-cell>
          <table:table-cell table:style-name="Таблица3.D3" office:value-type="string">
            <text:p text:style-name="P23">$8-60</text:p>
          </table:table-cell>
          <table:table-cell table:style-name="Таблица3.D3" office:value-type="string">
            <text:p text:style-name="P23">$8-70</text:p>
          </table:table-cell>
          <table:table-cell table:style-name="Таблица3.D3" office:value-type="string">
            <text:p text:style-name="P23">$8-80</text:p>
          </table:table-cell>
          <table:table-cell table:style-name="Таблица3.D3" office:value-type="string">
            <text:p text:style-name="P24">$8-00</text:p>
          </table:table-cell>
          <table:table-cell table:style-name="Таблица3.D3" office:value-type="string">
            <text:p text:style-name="P24">$8-10</text:p>
          </table:table-cell>
          <table:table-cell table:style-name="Таблица3.D3" office:value-type="string">
            <text:p text:style-name="P24">$8-20</text:p>
          </table:table-cell>
          <table:table-cell table:style-name="Таблица3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Таблица3.A5" office:value-type="string">
            <text:p text:style-name="P22">0,7 мкЗв/ч</text:p>
          </table:table-cell>
          <table:table-cell table:style-name="Таблица3.D3" office:value-type="string">
            <text:p text:style-name="P23">$8-3<text:span text:style-name="T5">1</text:span></text:p>
          </table:table-cell>
          <table:table-cell table:style-name="Таблица3.D3" office:value-type="string">
            <text:p text:style-name="P23">$8-41</text:p>
          </table:table-cell>
          <table:table-cell table:style-name="Таблица3.D3" office:value-type="string">
            <text:p text:style-name="P23">$8-51</text:p>
          </table:table-cell>
          <table:table-cell table:style-name="Таблица3.D3" office:value-type="string">
            <text:p text:style-name="P23">$8-61</text:p>
          </table:table-cell>
          <table:table-cell table:style-name="Таблица3.D3" office:value-type="string">
            <text:p text:style-name="P23">$8-71</text:p>
          </table:table-cell>
          <table:table-cell table:style-name="Таблица3.D3" office:value-type="string">
            <text:p text:style-name="P23">$8-81</text:p>
          </table:table-cell>
          <table:table-cell table:style-name="Таблица3.D3" office:value-type="string">
            <text:p text:style-name="P24">$8-01</text:p>
          </table:table-cell>
          <table:table-cell table:style-name="Таблица3.D3" office:value-type="string">
            <text:p text:style-name="P24">$8-11</text:p>
          </table:table-cell>
          <table:table-cell table:style-name="Таблица3.D3" office:value-type="string">
            <text:p text:style-name="P24">$8-21</text:p>
          </table:table-cell>
          <table:covered-table-cell/>
        </table:table-row>
        <table:table-row>
          <table:table-cell table:style-name="Таблица3.A5" office:value-type="string">
            <text:p text:style-name="P22">7 мкЗв/ч</text:p>
          </table:table-cell>
          <table:table-cell table:style-name="Таблица3.D3" office:value-type="string">
            <text:p text:style-name="P24">$8-<text:span text:style-name="T4">3</text:span>2</text:p>
          </table:table-cell>
          <table:table-cell table:style-name="Таблица3.D3" office:value-type="string">
            <text:p text:style-name="P23">$8-42</text:p>
          </table:table-cell>
          <table:table-cell table:style-name="Таблица3.D3" office:value-type="string">
            <text:p text:style-name="P23">$8-52</text:p>
          </table:table-cell>
          <table:table-cell table:style-name="Таблица3.D3" office:value-type="string">
            <text:p text:style-name="P23">$8-62</text:p>
          </table:table-cell>
          <table:table-cell table:style-name="Таблица3.D3" office:value-type="string">
            <text:p text:style-name="P23">$8-72</text:p>
          </table:table-cell>
          <table:table-cell table:style-name="Таблица3.D3" office:value-type="string">
            <text:p text:style-name="P23">$8-82</text:p>
          </table:table-cell>
          <table:table-cell table:style-name="Таблица3.D3" office:value-type="string">
            <text:p text:style-name="P24">$8-02</text:p>
          </table:table-cell>
          <table:table-cell table:style-name="Таблица3.D3" office:value-type="string">
            <text:p text:style-name="P24">$8-12</text:p>
          </table:table-cell>
          <table:table-cell table:style-name="Таблица3.D3" office:value-type="string">
            <text:p text:style-name="P24">$8-22</text:p>
          </table:table-cell>
          <table:covered-table-cell/>
        </table:table-row>
        <table:table-row>
          <table:table-cell table:style-name="Таблица3.A5" office:value-type="string">
            <text:p text:style-name="P22">70 мкЗв/ч</text:p>
          </table:table-cell>
          <table:table-cell table:style-name="Таблица3.D3" office:value-type="string">
            <text:p text:style-name="P23">$8-33</text:p>
          </table:table-cell>
          <table:table-cell table:style-name="Таблица3.D3" office:value-type="string">
            <text:p text:style-name="P23">$8-43</text:p>
          </table:table-cell>
          <table:table-cell table:style-name="Таблица3.D3" office:value-type="string">
            <text:p text:style-name="P23">$8-53</text:p>
          </table:table-cell>
          <table:table-cell table:style-name="Таблица3.D3" office:value-type="string">
            <text:p text:style-name="P23">$8-63</text:p>
          </table:table-cell>
          <table:table-cell table:style-name="Таблица3.D3" office:value-type="string">
            <text:p text:style-name="P23">$8-73</text:p>
          </table:table-cell>
          <table:table-cell table:style-name="Таблица3.D3" office:value-type="string">
            <text:p text:style-name="P23">$8-83</text:p>
          </table:table-cell>
          <table:table-cell table:style-name="Таблица3.D3" office:value-type="string">
            <text:p text:style-name="P24">$8-03</text:p>
          </table:table-cell>
          <table:table-cell table:style-name="Таблица3.D3" office:value-type="string">
            <text:p text:style-name="P24">$8-13</text:p>
          </table:table-cell>
          <table:table-cell table:style-name="Таблица3.D3" office:value-type="string">
            <text:p text:style-name="P24">$8-23</text:p>
          </table:table-cell>
          <table:covered-table-cell/>
        </table:table-row>
        <table:table-row>
          <table:table-cell table:style-name="Таблица3.A5" office:value-type="string">
            <text:p text:style-name="P22">0.7 мЗв/ч</text:p>
          </table:table-cell>
          <table:table-cell table:style-name="Таблица3.D3" office:value-type="string">
            <text:p text:style-name="P23">$8-34</text:p>
          </table:table-cell>
          <table:table-cell table:style-name="Таблица3.D3" office:value-type="string">
            <text:p text:style-name="P23">$8-44</text:p>
          </table:table-cell>
          <table:table-cell table:style-name="Таблица3.D3" office:value-type="string">
            <text:p text:style-name="P23">$8-54</text:p>
          </table:table-cell>
          <table:table-cell table:style-name="Таблица3.D3" office:value-type="string">
            <text:p text:style-name="P23">$8-64</text:p>
          </table:table-cell>
          <table:table-cell table:style-name="Таблица3.D3" office:value-type="string">
            <text:p text:style-name="P23">$8-74</text:p>
          </table:table-cell>
          <table:table-cell table:style-name="Таблица3.D3" office:value-type="string">
            <text:p text:style-name="P23">$8-84</text:p>
          </table:table-cell>
          <table:table-cell table:style-name="Таблица3.D3" office:value-type="string">
            <text:p text:style-name="P24">$8-04</text:p>
          </table:table-cell>
          <table:table-cell table:style-name="Таблица3.D3" office:value-type="string">
            <text:p text:style-name="P24">$8-14</text:p>
          </table:table-cell>
          <table:table-cell table:style-name="Таблица3.D3" office:value-type="string">
            <text:p text:style-name="P24">$8-24</text:p>
          </table:table-cell>
          <table:covered-table-cell/>
        </table:table-row>
        <table:table-row>
          <table:table-cell table:style-name="Таблица3.A5" office:value-type="string">
            <text:p text:style-name="P22">7,0 мЗв/ч</text:p>
          </table:table-cell>
          <table:table-cell table:style-name="Таблица3.D3" office:value-type="string">
            <text:p text:style-name="P24">$8-<text:span text:style-name="T4">3</text:span>5</text:p>
          </table:table-cell>
          <table:table-cell table:style-name="Таблица3.D3" office:value-type="string">
            <text:p text:style-name="P23">$8-45</text:p>
          </table:table-cell>
          <table:table-cell table:style-name="Таблица3.D3" office:value-type="string">
            <text:p text:style-name="P23">$8-55</text:p>
          </table:table-cell>
          <table:table-cell table:style-name="Таблица3.D3" office:value-type="string">
            <text:p text:style-name="P23">$8-65</text:p>
          </table:table-cell>
          <table:table-cell table:style-name="Таблица3.D3" office:value-type="string">
            <text:p text:style-name="P23">$8-75</text:p>
          </table:table-cell>
          <table:table-cell table:style-name="Таблица3.D3" office:value-type="string">
            <text:p text:style-name="P23">$8-85</text:p>
          </table:table-cell>
          <table:table-cell table:style-name="Таблица3.D3" office:value-type="string">
            <text:p text:style-name="P24">$8-05</text:p>
          </table:table-cell>
          <table:table-cell table:style-name="Таблица3.D3" office:value-type="string">
            <text:p text:style-name="P24">$8-15</text:p>
          </table:table-cell>
          <table:table-cell table:style-name="Таблица3.D3" office:value-type="string">
            <text:p text:style-name="P24">$8-25</text:p>
          </table:table-cell>
          <table:covered-table-cell/>
        </table:table-row>
        <table:table-row>
          <table:table-cell table:style-name="Таблица3.A5" office:value-type="string">
            <text:p text:style-name="P22">70 мЗв/ч</text:p>
          </table:table-cell>
          <table:table-cell table:style-name="Таблица3.D3" office:value-type="string">
            <text:p text:style-name="P24">$8-<text:span text:style-name="T4">3</text:span>6</text:p>
          </table:table-cell>
          <table:table-cell table:style-name="Таблица3.D3" office:value-type="string">
            <text:p text:style-name="P23">$8-46</text:p>
          </table:table-cell>
          <table:table-cell table:style-name="Таблица3.D3" office:value-type="string">
            <text:p text:style-name="P23">$8-56</text:p>
          </table:table-cell>
          <table:table-cell table:style-name="Таблица3.D3" office:value-type="string">
            <text:p text:style-name="P23">$8-66</text:p>
          </table:table-cell>
          <table:table-cell table:style-name="Таблица3.D3" office:value-type="string">
            <text:p text:style-name="P23">$8-76</text:p>
          </table:table-cell>
          <table:table-cell table:style-name="Таблица3.D3" office:value-type="string">
            <text:p text:style-name="P23">$8-86</text:p>
          </table:table-cell>
          <table:table-cell table:style-name="Таблица3.D3" office:value-type="string">
            <text:p text:style-name="P24">$8-06</text:p>
          </table:table-cell>
          <table:table-cell table:style-name="Таблица3.D3" office:value-type="string">
            <text:p text:style-name="P24">$8-16</text:p>
          </table:table-cell>
          <table:table-cell table:style-name="Таблица3.D3" office:value-type="string">
            <text:p text:style-name="P24">$8-26</text:p>
          </table:table-cell>
          <table:covered-table-cell/>
        </table:table-row>
        <table:table-row>
          <table:table-cell table:style-name="Таблица3.A5" office:value-type="string">
            <text:p text:style-name="P22"><text:span text:style-name="T4">0,7</text:span> Зв/ч</text:p>
          </table:table-cell>
          <table:table-cell table:style-name="Таблица3.D3" office:value-type="string">
            <text:p text:style-name="P23">$8-37</text:p>
          </table:table-cell>
          <table:table-cell table:style-name="Таблица3.D3" office:value-type="string">
            <text:p text:style-name="P23">$8-47</text:p>
          </table:table-cell>
          <table:table-cell table:style-name="Таблица3.D3" office:value-type="string">
            <text:p text:style-name="P23">$8-57</text:p>
          </table:table-cell>
          <table:table-cell table:style-name="Таблица3.D3" office:value-type="string">
            <text:p text:style-name="P23">$8-67</text:p>
          </table:table-cell>
          <table:table-cell table:style-name="Таблица3.D3" office:value-type="string">
            <text:p text:style-name="P23">$8-77</text:p>
          </table:table-cell>
          <table:table-cell table:style-name="Таблица3.D3" office:value-type="string">
            <text:p text:style-name="P23">$8-87</text:p>
          </table:table-cell>
          <table:table-cell table:style-name="Таблица3.D3" office:value-type="string">
            <text:p text:style-name="P24">$8-07</text:p>
          </table:table-cell>
          <table:table-cell table:style-name="Таблица3.D3" office:value-type="string">
            <text:p text:style-name="P24">$8-17</text:p>
          </table:table-cell>
          <table:table-cell table:style-name="Таблица3.D3" office:value-type="string">
            <text:p text:style-name="P24">$8-27</text:p>
          </table:table-cell>
          <table:covered-table-cell/>
        </table:table-row>
        <table:table-row>
          <table:table-cell table:style-name="Таблица3.A13" office:value-type="string">
            <text:p text:style-name="P22">7 Зв/ч</text:p>
          </table:table-cell>
          <table:table-cell table:style-name="Таблица3.B13" office:value-type="string">
            <text:p text:style-name="P23">$8-38</text:p>
          </table:table-cell>
          <table:table-cell table:style-name="Таблица3.B13" office:value-type="string">
            <text:p text:style-name="P23">$8-48</text:p>
          </table:table-cell>
          <table:table-cell table:style-name="Таблица3.B13" office:value-type="string">
            <text:p text:style-name="P23">$8-58</text:p>
          </table:table-cell>
          <table:table-cell table:style-name="Таблица3.B13" office:value-type="string">
            <text:p text:style-name="P23">$8-68</text:p>
          </table:table-cell>
          <table:table-cell table:style-name="Таблица3.B13" office:value-type="string">
            <text:p text:style-name="P23">$8-78</text:p>
          </table:table-cell>
          <table:table-cell table:style-name="Таблица3.B13" office:value-type="string">
            <text:p text:style-name="P23">$8-88</text:p>
          </table:table-cell>
          <table:table-cell table:style-name="Таблица3.B13" office:value-type="string">
            <text:p text:style-name="P24">$8-0<text:span text:style-name="T4">8</text:span></text:p>
          </table:table-cell>
          <table:table-cell table:style-name="Таблица3.B13" office:value-type="string">
            <text:p text:style-name="P24">$8-18</text:p>
          </table:table-cell>
          <table:table-cell table:style-name="Таблица3.B13" office:value-type="string">
            <text:p text:style-name="P24">$8-28</text:p>
          </table:table-cell>
          <table:covered-table-cell/>
        </table:table-row>
      </table:table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3T16:42:07.93</dc:date>
    <meta:editing-duration>P1DT15H27M14S</meta:editing-duration>
    <meta:editing-cycles>145</meta:editing-cycles>
    <meta:generator>OpenOffice/4.1.6$Win32 OpenOffice.org_project/416m1$Build-9790</meta:generator>
    <meta:document-statistic meta:table-count="34" meta:image-count="68" meta:object-count="0" meta:page-count="14" meta:paragraph-count="918" meta:word-count="2161" meta:character-count="14717"/>
  </office:meta>
</office:document-meta>
</file>